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2.277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1.296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3.149cm"/>
    </style:style>
    <style:style style:name="co11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0.661cm"/>
    </style:style>
    <style:style style:name="co13" style:family="table-column">
      <style:table-column-properties fo:break-before="auto" style:column-width="1.455cm"/>
    </style:style>
    <style:style style:name="co14" style:family="table-column">
      <style:table-column-properties fo:break-before="auto" style:column-width="12.25cm"/>
    </style:style>
    <style:style style:name="co15" style:family="table-column">
      <style:table-column-properties fo:break-before="auto" style:column-width="4.551cm"/>
    </style:style>
    <style:style style:name="co16" style:family="table-column">
      <style:table-column-properties fo:break-before="auto" style:column-width="2.778cm"/>
    </style:style>
    <style:style style:name="co17" style:family="table-column">
      <style:table-column-properties fo:break-before="auto" style:column-width="1.482cm"/>
    </style:style>
    <style:style style:name="co18" style:family="table-column">
      <style:table-column-properties fo:break-before="auto" style:column-width="1.813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map style:condition="is-true-formula(AND([.$D2]=[.$D1]; [.$G2]=[.$G1]))" style:apply-style-name="Neutral" style:base-cell-address="Sheet_1.A2"/>
    </style:style>
    <style:style style:name="ce5" style:family="table-cell" style:parent-style-name="Default" style:data-style-name="N0">
      <style:text-properties fo:font-weight="bold" style:font-weight-asian="bold" style:font-weight-complex="bold"/>
      <style:map style:condition="is-true-formula([.H1]=0)" style:apply-style-name="cf6" style:base-cell-address="Sheet_1.H1"/>
    </style:style>
    <style:style style:name="ce6" style:family="table-cell" style:parent-style-name="Default">
      <style:map style:condition="is-true-formula([.H1]=0)" style:apply-style-name="cf6" style:base-cell-address="Sheet_1.H1"/>
    </style:style>
    <style:style style:name="ce8" style:family="table-cell" style:parent-style-name="Default" style:data-style-name="N3">
      <style:map style:condition="is-true-formula([.H1]=0)" style:apply-style-name="cf6" style:base-cell-address="Sheet_1.H1"/>
    </style:style>
    <style:style style:name="ce1" style:family="table-cell" style:parent-style-name="Default" style:data-style-name="N0"/>
    <style:style style:name="ce16" style:family="table-cell" style:parent-style-name="Default" style:data-style-name="N99"/>
    <style:style style:name="ce20" style:family="table-cell" style:parent-style-name="Default" style:data-style-name="N0">
      <style:map style:condition="is-true-formula(AND([.$E2]=[.$E1]; [.$H2]=[.$H1]))" style:apply-style-name="Neutral" style:base-cell-address="Sheet_2.A2"/>
    </style:style>
    <style:style style:name="ce18" style:family="table-cell" style:parent-style-name="Default" style:data-style-name="N0">
      <style:table-cell-properties fo:background-color="#ffc000"/>
      <style:map style:condition="is-true-formula(AND([.$E2]=[.$E1]; [.$H2]=[.$H1]))" style:apply-style-name="Neutral" style:base-cell-address="Sheet_2.A2"/>
    </style:style>
    <style:style style:name="ce19" style:family="table-cell" style:parent-style-name="Default">
      <style:map style:condition="is-true-formula(AND([.$E2]=[.$E1]; [.$H2]=[.$H1]))" style:apply-style-name="Neutral" style:base-cell-address="Sheet_2.A2"/>
    </style:style>
    <style:style style:name="ce24" style:family="table-cell" style:parent-style-name="Default" style:data-style-name="N0">
      <style:text-properties fo:font-weight="bold" style:font-weight-asian="bold" style:font-weight-complex="bold"/>
      <style:map style:condition="is-true-formula([.I1]=0)" style:apply-style-name="cf6" style:base-cell-address="Sheet_2.I1"/>
    </style:style>
    <style:style style:name="ce25" style:family="table-cell" style:parent-style-name="Default">
      <style:map style:condition="is-true-formula([.I1]=0)" style:apply-style-name="cf6" style:base-cell-address="Sheet_2.I1"/>
    </style:style>
    <style:style style:name="ce22" style:family="table-cell" style:parent-style-name="Default" style:data-style-name="N0">
      <style:table-cell-properties fo:background-color="#ffc000"/>
      <style:map style:condition="is-true-formula([.I1]=0)" style:apply-style-name="cf6" style:base-cell-address="Sheet_2.I1"/>
    </style:style>
    <style:style style:name="ce14" style:family="table-cell" style:parent-style-name="Default" style:data-style-name="N0">
      <style:table-cell-properties fo:background-color="#ffc000"/>
      <style:map style:condition="is-true-formula([.I1]=0)" style:apply-style-name="cf6" style:base-cell-address="Sheet_2.I1"/>
    </style:style>
    <style:style style:name="ce10" style:family="table-cell" style:parent-style-name="Default" style:data-style-name="N0">
      <style:table-cell-properties fo:background-color="#ffc000"/>
    </style:style>
    <style:style style:name="ce13" style:family="table-cell" style:parent-style-name="Default">
      <style:map style:condition="is-true-formula([.I1]=0)" style:apply-style-name="cf6" style:base-cell-address="Sheet_2.I1"/>
    </style:style>
  </office:automatic-styles>
  <office:body>
    <office:spreadsheet>
      <table:calculation-settings table:automatic-find-labels="false" table:use-regular-expressions="false"/>
      <table:table table:name="Sheet_1" table:style-name="ta1">
        <office:forms form:automatic-focus="false" form:apply-design-mode="false"/>
        <table:table-column table:style-name="co1" table:visibility="collapse" table:default-cell-style-name="ce4"/>
        <table:table-column table:style-name="co2" table:visibility="collapse" table:default-cell-style-name="ce4"/>
        <table:table-column table:style-name="co3" table:visibility="collapse" table:default-cell-style-name="ce4"/>
        <table:table-column table:style-name="co4" table:default-cell-style-name="ce4"/>
        <table:table-column table:style-name="co2" table:visibility="collapse" table:default-cell-style-name="ce4"/>
        <table:table-column table:style-name="co5" table:visibility="collapse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visibility="collapse" table:default-cell-style-name="ce4"/>
        <table:table-column table:style-name="co9" table:default-cell-style-name="ce4"/>
        <table:table-column table:style-name="co2" table:visibility="collapse" table:number-columns-repeated="2" table:default-cell-style-name="ce1"/>
        <table:table-column table:style-name="co10" table:visibility="collapse" table:default-cell-style-name="ce1"/>
        <table:table-column table:style-name="co2" table:visibility="collapse" table:number-columns-repeated="4" table:default-cell-style-name="ce1"/>
        <table:table-column table:style-name="co2" table:number-columns-repeated="1005" table:default-cell-style-name="ce1"/>
        <table:table-column table:style-name="co11" table:default-cell-style-name="ce1"/>
        <table:table-row table:style-name="ro1"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external_i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winery_name</text:p>
          </table:table-cell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size</text:p>
          </table:table-cell>
          <table:table-cell table:style-name="ce5" office:value-type="string" calcext:value-type="string">
            <text:p>vintage</text:p>
          </table:table-cell>
          <table:table-cell table:style-name="ce5" office:value-type="string" calcext:value-type="string">
            <text:p>price_eur</text:p>
          </table:table-cell>
          <table:table-cell table:style-name="ce5" office:value-type="string" calcext:value-type="string">
            <text:p>purchase_price</text:p>
          </table:table-cell>
          <table:table-cell table:style-name="ce5" office:value-type="string" calcext:value-type="string">
            <text:p>quantity</text:p>
          </table:table-cell>
          <table:table-cell table:style-name="ce2" office:value-type="string" calcext:value-type="string">
            <text:p>storage_area</text:p>
          </table:table-cell>
          <table:table-cell table:style-name="ce2" office:value-type="string" calcext:value-type="string">
            <text:p>internal_notes</text:p>
          </table:table-cell>
          <table:table-cell table:style-name="ce2" office:value-type="string" calcext:value-type="string">
            <text:p>matched_id</text:p>
          </table:table-cell>
          <table:table-cell table:style-name="ce2" office:value-type="string" calcext:value-type="string">
            <text:p>matched_type</text:p>
          </table:table-cell>
          <table:table-cell table:style-name="ce2" office:value-type="string" calcext:value-type="string">
            <text:p>matched_name</text:p>
          </table:table-cell>
          <table:table-cell table:style-name="ce2" office:value-type="string" calcext:value-type="string">
            <text:p>matched_winery_nam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notizen</text:p>
          </table:table-cell>
          <table:table-cell table:style-name="ce2"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maine Févre - Chablis Premiére Cru Vaulora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h4pmmh36w3c0fbx3syphgq7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Vaulorent</text:p>
          </table:table-cell>
          <table:table-cell office:value-type="string" calcext:value-type="string">
            <text:p>Domaine William Fèvre</text:p>
          </table:table-cell>
          <table:table-cell office:value-type="float" office:value="39.557976" calcext:value-type="float">
            <text:p>39,557976</text:p>
          </table:table-cell>
          <table:table-cell table:formula="of:=[.I2]*100" office:value-type="float" office:value="7900" calcext:value-type="float">
            <text:p>790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erseult Les Clous Villages Bouchard Pére et Fi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sxcbz5yyn79mp6j5wr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Les Clous</text:p>
          </table:table-cell>
          <table:table-cell office:value-type="string" calcext:value-type="string">
            <text:p>Bouchard Père &amp; Fils</text:p>
          </table:table-cell>
          <table:table-cell office:value-type="float" office:value="41.611816" calcext:value-type="float">
            <text:p>41,611816</text:p>
          </table:table-cell>
          <table:table-cell table:formula="of:=[.I3]*100" office:value-type="float" office:value="9600" calcext:value-type="float">
            <text:p>9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maine de la Solitude Chateauneuf du Pap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h0my5rn5ksh8fncpxmkxbs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Vallons de la Solitude Châteauneuf-du-Pape</text:p>
          </table:table-cell>
          <table:table-cell office:value-type="string" calcext:value-type="string">
            <text:p>Domaine de la Solitude - Famille Lancon</text:p>
          </table:table-cell>
          <table:table-cell office:value-type="float" office:value="43.43712" calcext:value-type="float">
            <text:p>43,43712</text:p>
          </table:table-cell>
          <table:table-cell table:formula="of:=[.I4]*100" office:value-type="float" office:value="7100" calcext:value-type="float">
            <text:p>71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ateau la Confession Saint Emilion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t1pe0rzy8eg0hagymx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Émilion Grand Cru</text:p>
          </table:table-cell>
          <table:table-cell office:value-type="string" calcext:value-type="string">
            <text:p>Château La Confession</text:p>
          </table:table-cell>
          <table:table-cell office:value-type="float" office:value="48.392826" calcext:value-type="float">
            <text:p>48,392826</text:p>
          </table:table-cell>
          <table:table-cell table:formula="of:=[.I5]*100" office:value-type="float" office:value="9900" calcext:value-type="float">
            <text:p>9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sne Romaneé – Domaine de Pedri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h0qzm1avphghcty0xcgezr3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des Perdrix</text:p>
          </table:table-cell>
          <table:table-cell office:value-type="float" office:value="35.664288" calcext:value-type="float">
            <text:p>35,664288</text:p>
          </table:table-cell>
          <table:table-cell table:formula="of:=[.I6]*100" office:value-type="float" office:value="17700" calcext:value-type="float">
            <text:p>17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ordeaux Rouge Supérieur AOP – Château Croix-Mout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h0my5sa91z083za2w3db88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rdeaux Supérieur</text:p>
          </table:table-cell>
          <table:table-cell office:value-type="string" calcext:value-type="string">
            <text:p>Château Croix Mouton</text:p>
          </table:table-cell>
          <table:table-cell office:value-type="float" office:value="44.82544" calcext:value-type="float">
            <text:p>44,82544</text:p>
          </table:table-cell>
          <table:table-cell table:formula="of:=[.I7]*10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hateau Ormes De Pez saint estep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t6skgayzky81ms52az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Estèphe</text:p>
          </table:table-cell>
          <table:table-cell office:value-type="string" calcext:value-type="string">
            <text:p>Château Ormes de Pez</text:p>
          </table:table-cell>
          <table:table-cell office:value-type="float" office:value="50.292034" calcext:value-type="float">
            <text:p>50,292034</text:p>
          </table:table-cell>
          <table:table-cell table:formula="of:=[.I8]*10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roplong Mondot <text:s/>1er Grand Cru Classe <text:s/>saint emili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tnz7gd45kbwmcyzsf1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dot Saint-Émilion Grand Cru</text:p>
          </table:table-cell>
          <table:table-cell office:value-type="string" calcext:value-type="string">
            <text:p>Château Troplong Mondot</text:p>
          </table:table-cell>
          <table:table-cell office:value-type="float" office:value="57.209667" calcext:value-type="float">
            <text:p>57,209667</text:p>
          </table:table-cell>
          <table:table-cell table:formula="of:=[.I9]*10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hâteau Brane-Cantenac Margaux (Grand Cru Classé) 2011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1" calcext:value-type="float">
            <text:p>20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sd3nvjqp3f6f4hft91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(Grand Cru Classé)</text:p>
          </table:table-cell>
          <table:table-cell office:value-type="string" calcext:value-type="string">
            <text:p>Château Brane-Cantenac</text:p>
          </table:table-cell>
          <table:table-cell office:value-type="float" office:value="56.306816" calcext:value-type="float">
            <text:p>56,306816</text:p>
          </table:table-cell>
          <table:table-cell table:formula="of:=[.I10]*10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CARMINA „LOGGIA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my5vpmaek2kxvp6gc1bph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oggia Carmina Prosecco</text:p>
          </table:table-cell>
          <table:table-cell office:value-type="string" calcext:value-type="string">
            <text:p>Carmina</text:p>
          </table:table-cell>
          <table:table-cell office:value-type="float" office:value="45.503532" calcext:value-type="float">
            <text:p>45,503532</text:p>
          </table:table-cell>
          <table:table-cell table:formula="of:=[.I11]*100" office:value-type="float" office:value="2200" calcext:value-type="float">
            <text:p>2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kt Castel Monreale Rosé Rametz Südtiro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sxmwcgnpj5rkht6k52xf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astel Monreale Brut Rosé</text:p>
          </table:table-cell>
          <table:table-cell office:value-type="string" calcext:value-type="string">
            <text:p>Rametz</text:p>
          </table:table-cell>
          <table:table-cell office:value-type="float" office:value="45.83731" calcext:value-type="float">
            <text:p>45,83731</text:p>
          </table:table-cell>
          <table:table-cell table:formula="of:=[.I12]*100" office:value-type="float" office:value="4500" calcext:value-type="float">
            <text:p>4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runda Rosé Sekt - Südtiro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h0my5rqpe521fsdwks0g3yf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</text:p>
          </table:table-cell>
          <table:table-cell office:value-type="string" calcext:value-type="string">
            <text:p>Arunda</text:p>
          </table:table-cell>
          <table:table-cell office:value-type="float" office:value="28.548937" calcext:value-type="float">
            <text:p>28,548937</text:p>
          </table:table-cell>
          <table:table-cell table:formula="of:=[.I13]*100" office:value-type="float" office:value="4800" calcext:value-type="float">
            <text:p>4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üdtiroler Sekt Brut Riserva „36“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8.857716" calcext:value-type="float">
            <text:p>48,857716</text:p>
          </table:table-cell>
          <table:table-cell table:formula="of:=[.I14]*100" office:value-type="float" office:value="4300" calcext:value-type="float">
            <text:p>43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üdtiroler Sekt Brut Riserva „36“ Kellerei Mer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8.857716" calcext:value-type="float">
            <text:p>48,857716</text:p>
          </table:table-cell>
          <table:table-cell table:formula="of:=[.I15]*100" office:value-type="float" office:value="8500" calcext:value-type="float">
            <text:p>8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mitissa Pas Dosé Riserva - Südtiro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f3cmbts4w0cgbm09zbfrj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s Dosè Riserva</text:p>
          </table:table-cell>
          <table:table-cell office:value-type="string" calcext:value-type="string">
            <text:p>Comitissa</text:p>
          </table:table-cell>
          <table:table-cell office:value-type="float" office:value="45.439007" calcext:value-type="float">
            <text:p>45,439007</text:p>
          </table:table-cell>
          <table:table-cell table:formula="of:=[.I16]*100" office:value-type="float" office:value="4700" calcext:value-type="float">
            <text:p>4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mitissa Pas Dosé Riserva - Südtiro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f3cmbts4w0cgbm09zbfrj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s Dosè Riserva</text:p>
          </table:table-cell>
          <table:table-cell office:value-type="string" calcext:value-type="string">
            <text:p>Comitissa</text:p>
          </table:table-cell>
          <table:table-cell office:value-type="float" office:value="45.439007" calcext:value-type="float">
            <text:p>45,439007</text:p>
          </table:table-cell>
          <table:table-cell table:formula="of:=[.I17]*100" office:value-type="float" office:value="9000" calcext:value-type="float">
            <text:p>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A‘ DEL BOSC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ccghc75cyecdekrc9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</text:p>
          </table:table-cell>
          <table:table-cell office:value-type="string" calcext:value-type="string">
            <text:p>Ca' del Bosco</text:p>
          </table:table-cell>
          <table:table-cell office:value-type="float" office:value="35.184395" calcext:value-type="float">
            <text:p>35,184395</text:p>
          </table:table-cell>
          <table:table-cell table:formula="of:=[.I18]*100" office:value-type="float" office:value="10500" calcext:value-type="float">
            <text:p>10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A‘ 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ccghc75cyecdekrc9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</text:p>
          </table:table-cell>
          <table:table-cell office:value-type="string" calcext:value-type="string">
            <text:p>Ca' del Bosco</text:p>
          </table:table-cell>
          <table:table-cell office:value-type="float" office:value="35.184395" calcext:value-type="float">
            <text:p>35,184395</text:p>
          </table:table-cell>
          <table:table-cell table:formula="of:=[.I19]*100" office:value-type="float" office:value="5500" calcext:value-type="float">
            <text:p>5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uinart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d4k2zha41rc9c9bb6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(R de Ruinart) Champagne</text:p>
          </table:table-cell>
          <table:table-cell office:value-type="string" calcext:value-type="string">
            <text:p>Ruinart</text:p>
          </table:table-cell>
          <table:table-cell office:value-type="float" office:value="40.097427" calcext:value-type="float">
            <text:p>40,097427</text:p>
          </table:table-cell>
          <table:table-cell table:formula="of:=[.I20]*100" office:value-type="float" office:value="10500" calcext:value-type="float">
            <text:p>10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uinart Brut Rose’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om Ruinart Rosé Brut Champagne</text:p>
          </table:table-cell>
          <table:table-cell office:value-type="string" calcext:value-type="string">
            <text:p>Ruinart</text:p>
          </table:table-cell>
          <table:table-cell office:value-type="float" office:value="42.64077" calcext:value-type="float">
            <text:p>42,64077</text:p>
          </table:table-cell>
          <table:table-cell table:formula="of:=[.I21]*100" office:value-type="float" office:value="13000" calcext:value-type="float">
            <text:p>13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Dom Perignon VINTAG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ntage Brut Champagne</text:p>
          </table:table-cell>
          <table:table-cell office:value-type="string" calcext:value-type="string">
            <text:p>Dom Pérignon</text:p>
          </table:table-cell>
          <table:table-cell office:value-type="float" office:value="44.29235" calcext:value-type="float">
            <text:p>44,29235</text:p>
          </table:table-cell>
          <table:table-cell table:formula="of:=[.I22]*100" office:value-type="float" office:value="29000" calcext:value-type="float">
            <text:p>2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E VENOGE Princes De Blanc de Bl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4pmmfe7qzp7rr0tzg52d4z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inces Blanc de Blancs Champagne</text:p>
          </table:table-cell>
          <table:table-cell office:value-type="string" calcext:value-type="string">
            <text:p>De Venoge</text:p>
          </table:table-cell>
          <table:table-cell office:value-type="float" office:value="62.11169" calcext:value-type="float">
            <text:p>62,11169</text:p>
          </table:table-cell>
          <table:table-cell table:formula="of:=[.I23]*100" office:value-type="float" office:value="11500" calcext:value-type="float">
            <text:p>11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E VENOGE Princes Ros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avwee2nsjwd6d805a7zcyk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inces Rosé Champagne</text:p>
          </table:table-cell>
          <table:table-cell office:value-type="string" calcext:value-type="string">
            <text:p>De Venoge</text:p>
          </table:table-cell>
          <table:table-cell office:value-type="float" office:value="41.829437" calcext:value-type="float">
            <text:p>41,829437</text:p>
          </table:table-cell>
          <table:table-cell table:formula="of:=[.I24]*100" office:value-type="float" office:value="12000" calcext:value-type="float">
            <text:p>12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E VENOGE Princes Blanc de Noir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4pmmfe7qzp7rr0tzg52d4z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inces Blanc de Blancs Champagne</text:p>
          </table:table-cell>
          <table:table-cell office:value-type="string" calcext:value-type="string">
            <text:p>De Venoge</text:p>
          </table:table-cell>
          <table:table-cell office:value-type="float" office:value="50.170937" calcext:value-type="float">
            <text:p>50,170937</text:p>
          </table:table-cell>
          <table:table-cell table:formula="of:=[.I25]*100" office:value-type="float" office:value="11500" calcext:value-type="float">
            <text:p>11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rlot Rosé Meris St. Pau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mtmbwdx4fxs7bp0bx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ris Merlot Rosè</text:p>
          </table:table-cell>
          <table:table-cell office:value-type="string" calcext:value-type="string">
            <text:p>Kellerei St. Pauls</text:p>
          </table:table-cell>
          <table:table-cell office:value-type="float" office:value="33.807724" calcext:value-type="float">
            <text:p>33,807724</text:p>
          </table:table-cell>
          <table:table-cell table:formula="of:=[.I26]*100" office:value-type="float" office:value="2800" calcext:value-type="float">
            <text:p>2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e` - Pfannenstielhof</text:p>
          </table:table-cell>
          <table:table-cell/>
          <table:table-cell office:value-type="string" calcext:value-type="string">
            <text:p>Sieger beim Autochtona Award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cw4dfxbzjkjwn1237yr18z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Pfannenstielhof</text:p>
          </table:table-cell>
          <table:table-cell office:value-type="float" office:value="41.665802" calcext:value-type="float">
            <text:p>41,665802</text:p>
          </table:table-cell>
          <table:table-cell table:formula="of:=[.I27]*100" office:value-type="float" office:value="3600" calcext:value-type="float">
            <text:p>3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„ROTE ROSE“ KELLEREI NALS MARGREID Halbtrock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pdzb94jpm7t501wmk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te Rose</text:p>
          </table:table-cell>
          <table:table-cell office:value-type="string" calcext:value-type="string">
            <text:p>Nals Margreid</text:p>
          </table:table-cell>
          <table:table-cell office:value-type="float" office:value="48.1603" calcext:value-type="float">
            <text:p>48,1603</text:p>
          </table:table-cell>
          <table:table-cell table:formula="of:=[.I28]*100" office:value-type="float" office:value="2600" calcext:value-type="float">
            <text:p>2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Bio Pieropan Vene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wine_01gzr4ksj4ahty016zbqf90z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</text:p>
          </table:table-cell>
          <table:table-cell office:value-type="string" calcext:value-type="string">
            <text:p>Pieropan</text:p>
          </table:table-cell>
          <table:table-cell office:value-type="float" office:value="40.617275" calcext:value-type="float">
            <text:p>40,617275</text:p>
          </table:table-cell>
          <table:table-cell table:formula="of:=[.I29]*100" office:value-type="float" office:value="2800" calcext:value-type="float">
            <text:p>2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- CA DEI FRATI Lombarda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sd21816c7pdatn9v5f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 Frati Lugana</text:p>
          </table:table-cell>
          <table:table-cell office:value-type="string" calcext:value-type="string">
            <text:p>Cà dei Frati</text:p>
          </table:table-cell>
          <table:table-cell office:value-type="float" office:value="47.855896" calcext:value-type="float">
            <text:p>47,855896</text:p>
          </table:table-cell>
          <table:table-cell table:formula="of:=[.I30]*100" office:value-type="float" office:value="3000" calcext:value-type="float">
            <text:p>3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OSSJ BASS - GAJA PIEMO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34.624954" calcext:value-type="float">
            <text:p>34,624954</text:p>
          </table:table-cell>
          <table:table-cell table:formula="of:=[.I31]*100" office:value-type="float" office:value="9500" calcext:value-type="float">
            <text:p>9500</text:p>
          </table:table-cell>
          <table:table-cell office:value-type="string" calcext:value-type="string">
            <text:p>11 x 202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CHARDONNAY ROSSJ BASS - GAJA PIEMO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34.624954" calcext:value-type="float">
            <text:p>34,624954</text:p>
          </table:table-cell>
          <table:table-cell table:formula="of:=[.I32]*100" office:value-type="float" office:value="9500" calcext:value-type="float">
            <text:p>9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TERLE - EBERLE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ddpchz37phhyxhrgt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terle</text:p>
          </table:table-cell>
          <table:table-cell office:value-type="string" calcext:value-type="string">
            <text:p>Eberlehof</text:p>
          </table:table-cell>
          <table:table-cell office:value-type="float" office:value="48.096443" calcext:value-type="float">
            <text:p>48,096443</text:p>
          </table:table-cell>
          <table:table-cell table:formula="of:=[.I33]*100" office:value-type="float" office:value="2600" calcext:value-type="float">
            <text:p>2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- KELLEREI EISACKT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khs04rxp1dg440685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4.204556" calcext:value-type="float">
            <text:p>34,204556</text:p>
          </table:table-cell>
          <table:table-cell table:formula="of:=[.I34]*100" office:value-type="float" office:value="2700" calcext:value-type="float">
            <text:p>2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- EB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72jxv8ss0d30tn6ess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Ebner-Ebenauer</text:p>
          </table:table-cell>
          <table:table-cell office:value-type="float" office:value="33.370377" calcext:value-type="float">
            <text:p>33,370377</text:p>
          </table:table-cell>
          <table:table-cell table:formula="of:=[.I35]*100" office:value-type="float" office:value="3200" calcext:value-type="float">
            <text:p>3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- Kellerei Gi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qzm1pm821k2czmn9xt9zs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Girlan</text:p>
          </table:table-cell>
          <table:table-cell office:value-type="float" office:value="32.80421" calcext:value-type="float">
            <text:p>32,80421</text:p>
          </table:table-cell>
          <table:table-cell table:formula="of:=[.I36]*100" office:value-type="float" office:value="2600" calcext:value-type="float">
            <text:p>2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“Punggl” Kellerei Nals Margreid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gzr4kspd0bp2fctnk2bf86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nggl Pinot Grigio</text:p>
          </table:table-cell>
          <table:table-cell office:value-type="string" calcext:value-type="string">
            <text:p>Nals Margreid</text:p>
          </table:table-cell>
          <table:table-cell office:value-type="float" office:value="58.922432" calcext:value-type="float">
            <text:p>58,922432</text:p>
          </table:table-cell>
          <table:table-cell table:formula="of:=[.I37]*100" office:value-type="float" office:value="3500" calcext:value-type="float">
            <text:p>3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 -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nterebner Pinot Grigio</text:p>
          </table:table-cell>
          <table:table-cell office:value-type="string" calcext:value-type="string">
            <text:p>Tramin</text:p>
          </table:table-cell>
          <table:table-cell office:value-type="float" office:value="45.202538" calcext:value-type="float">
            <text:p>45,202538</text:p>
          </table:table-cell>
          <table:table-cell table:formula="of:=[.I38]*100" office:value-type="float" office:value="4200" calcext:value-type="float">
            <text:p>4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. Vorberg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Terlan (Terlano)</text:p>
          </table:table-cell>
          <table:table-cell office:value-type="float" office:value="46.11953" calcext:value-type="float">
            <text:p>46,11953</text:p>
          </table:table-cell>
          <table:table-cell table:formula="of:=[.I39]*100" office:value-type="float" office:value="5000" calcext:value-type="float">
            <text:p>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“Sirmian” Kellerei Nals Margreid</text:p>
          </table:table-cell>
          <table:table-cell/>
          <table:table-cell office:value-type="string" calcext:value-type="string">
            <text:p>Gambero Rosso 3 Bicchieri, James Suckling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rmian Pinot Bianco</text:p>
          </table:table-cell>
          <table:table-cell office:value-type="string" calcext:value-type="string">
            <text:p>Nals Margreid</text:p>
          </table:table-cell>
          <table:table-cell office:value-type="float" office:value="48.194134" calcext:value-type="float">
            <text:p>48,194134</text:p>
          </table:table-cell>
          <table:table-cell table:formula="of:=[.I40]*100" office:value-type="float" office:value="4200" calcext:value-type="float">
            <text:p>4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„Tecum“ Weingut Castelfeder nur Magnum 1,50 l -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sxmwg9rwheq6gt9kqzd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um Pinot Bianco</text:p>
          </table:table-cell>
          <table:table-cell office:value-type="string" calcext:value-type="string">
            <text:p>Castelfeder</text:p>
          </table:table-cell>
          <table:table-cell office:value-type="float" office:value="36.70165" calcext:value-type="float">
            <text:p>36,70165</text:p>
          </table:table-cell>
          <table:table-cell table:formula="of:=[.I41]*100" office:value-type="float" office:value="8900" calcext:value-type="float">
            <text:p>8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„PRAEPOSITUS“ - NEUSTIFT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epositus Sylvaner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2.457306" calcext:value-type="float">
            <text:p>32,457306</text:p>
          </table:table-cell>
          <table:table-cell table:formula="of:=[.I42]*100" office:value-type="float" office:value="3600" calcext:value-type="float">
            <text:p>3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„Geieregg“ Weingut Himmel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h0qzm1varmm99zfg3da00wn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ieregg Riesling</text:p>
          </table:table-cell>
          <table:table-cell office:value-type="string" calcext:value-type="string">
            <text:p>Himmelreich-Hof</text:p>
          </table:table-cell>
          <table:table-cell office:value-type="float" office:value="37.975166" calcext:value-type="float">
            <text:p>37,975166</text:p>
          </table:table-cell>
          <table:table-cell table:formula="of:=[.I43]*100" office:value-type="float" office:value="4000" calcext:value-type="float">
            <text:p>4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„PRAEPOSITUS“ - KLOSTER NEUSTIFT</text:p>
          </table:table-cell>
          <table:table-cell/>
          <table:table-cell office:value-type="string" calcext:value-type="string">
            <text:p>Wine Hunter Award Platinum &amp; Gold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epositus Kerner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2.804077" calcext:value-type="float">
            <text:p>32,804077</text:p>
          </table:table-cell>
          <table:table-cell table:formula="of:=[.I44]*100" office:value-type="float" office:value="3600" calcext:value-type="float">
            <text:p>3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Magred“ Kellerei Nals Margreid</text:p>
          </table:table-cell>
          <table:table-cell/>
          <table:table-cell office:value-type="string" calcext:value-type="string">
            <text:p>James Suckling 92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z7npg54r64bbttk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gred Chardonnay</text:p>
          </table:table-cell>
          <table:table-cell office:value-type="string" calcext:value-type="string">
            <text:p>Nals Margreid</text:p>
          </table:table-cell>
          <table:table-cell office:value-type="float" office:value="64.4836" calcext:value-type="float">
            <text:p>64,4836</text:p>
          </table:table-cell>
          <table:table-cell table:formula="of:=[.I45]*100" office:value-type="float" office:value="3000" calcext:value-type="float">
            <text:p>3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Bioland“ Riedingerhof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cw4dg7645shfpc7k0p9fhv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Riedingerhof</text:p>
          </table:table-cell>
          <table:table-cell office:value-type="float" office:value="35.13333" calcext:value-type="float">
            <text:p>35,13333</text:p>
          </table:table-cell>
          <table:table-cell table:formula="of:=[.I46]*100" office:value-type="float" office:value="3500" calcext:value-type="float">
            <text:p>3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KREUTH“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8b7921b25az154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Kreuth</text:p>
          </table:table-cell>
          <table:table-cell office:value-type="string" calcext:value-type="string">
            <text:p>Terlan (Terlano)</text:p>
          </table:table-cell>
          <table:table-cell office:value-type="float" office:value="51.752426" calcext:value-type="float">
            <text:p>51,752426</text:p>
          </table:table-cell>
          <table:table-cell table:formula="of:=[.I47]*100" office:value-type="float" office:value="3700" calcext:value-type="float">
            <text:p>3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„Baron Salvadori“ Kellerei Nals Margreid</text:p>
          </table:table-cell>
          <table:table-cell/>
          <table:table-cell office:value-type="string" calcext:value-type="string">
            <text:p>James Suckling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ron Salvadori Chardonnay Riserva</text:p>
          </table:table-cell>
          <table:table-cell office:value-type="string" calcext:value-type="string">
            <text:p>Nals Margreid</text:p>
          </table:table-cell>
          <table:table-cell office:value-type="float" office:value="60.039192" calcext:value-type="float">
            <text:p>60,039192</text:p>
          </table:table-cell>
          <table:table-cell table:formula="of:=[.I48]*100" office:value-type="float" office:value="5200" calcext:value-type="float">
            <text:p>5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Troy“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oy Reserva Chardonnay</text:p>
          </table:table-cell>
          <table:table-cell office:value-type="string" calcext:value-type="string">
            <text:p>Tramin</text:p>
          </table:table-cell>
          <table:table-cell office:value-type="float" office:value="35.437332" calcext:value-type="float">
            <text:p>35,437332</text:p>
          </table:table-cell>
          <table:table-cell table:formula="of:=[.I49]*100" office:value-type="float" office:value="9800" calcext:value-type="float">
            <text:p>9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Myra” Ansitz Wald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jsm3nxqjhebp455yp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Ansitz Waldgries</text:p>
          </table:table-cell>
          <table:table-cell office:value-type="float" office:value="54.90472" calcext:value-type="float">
            <text:p>54,90472</text:p>
          </table:table-cell>
          <table:table-cell table:formula="of:=[.I50]*100" office:value-type="float" office:value="3600" calcext:value-type="float">
            <text:p>3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„MANTELE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tele Sauvignon</text:p>
          </table:table-cell>
          <table:table-cell office:value-type="string" calcext:value-type="string">
            <text:p>Nals Margreid</text:p>
          </table:table-cell>
          <table:table-cell office:value-type="float" office:value="53.250618" calcext:value-type="float">
            <text:p>53,250618</text:p>
          </table:table-cell>
          <table:table-cell table:formula="of:=[.I51]*100" office:value-type="float" office:value="3800" calcext:value-type="float">
            <text:p>3800</text:p>
          </table:table-cell>
          <table:table-cell office:value-type="string" calcext:value-type="string">
            <text:p>6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„MANTELE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tele Sauvignon</text:p>
          </table:table-cell>
          <table:table-cell office:value-type="string" calcext:value-type="string">
            <text:p>Nals Margreid</text:p>
          </table:table-cell>
          <table:table-cell office:value-type="float" office:value="53.250618" calcext:value-type="float">
            <text:p>53,250618</text:p>
          </table:table-cell>
          <table:table-cell table:formula="of:=[.I52]*100" office:value-type="float" office:value="3800" calcext:value-type="float">
            <text:p>3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Lafoa” Kellerei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fóa Sauvignon</text:p>
          </table:table-cell>
          <table:table-cell office:value-type="string" calcext:value-type="string">
            <text:p>Colterenzio (Schreckbichl)</text:p>
          </table:table-cell>
          <table:table-cell office:value-type="float" office:value="33.937553" calcext:value-type="float">
            <text:p>33,937553</text:p>
          </table:table-cell>
          <table:table-cell table:formula="of:=[.I53]*100" office:value-type="float" office:value="4400" calcext:value-type="float">
            <text:p>4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formula="of:=[.I54]*100" office:value-type="float" office:value="8400" calcext:value-type="float">
            <text:p>8400</text:p>
          </table:table-cell>
          <table:table-cell office:value-type="string" calcext:value-type="string">
            <text:p>8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formula="of:=[.I55]*100" office:value-type="float" office:value="8400" calcext:value-type="float">
            <text:p>8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formula="of:=[.I56]*100" office:value-type="float" office:value="16000" calcext:value-type="float">
            <text:p>16000</text:p>
          </table:table-cell>
          <table:table-cell office:value-type="string" calcext:value-type="string">
            <text:p>1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formula="of:=[.I57]*100" office:value-type="float" office:value="16000" calcext:value-type="float">
            <text:p>16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formula="of:=[.I58]*100" office:value-type="float" office:value="29800" calcext:value-type="float">
            <text:p>29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“SELIDA”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sq47xgbgzxzhnp2khrrww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lida Gewürztraminer</text:p>
          </table:table-cell>
          <table:table-cell office:value-type="string" calcext:value-type="string">
            <text:p>Tramin</text:p>
          </table:table-cell>
          <table:table-cell office:value-type="float" office:value="41.08855" calcext:value-type="float">
            <text:p>41,08855</text:p>
          </table:table-cell>
          <table:table-cell table:formula="of:=[.I59]*100" office:value-type="float" office:value="3000" calcext:value-type="float">
            <text:p>3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“CONCERTO”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16r3bs9rtscwvae7k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ncerto Grosso Gewürztraminer</text:p>
          </table:table-cell>
          <table:table-cell office:value-type="string" calcext:value-type="string">
            <text:p>Elena Walch</text:p>
          </table:table-cell>
          <table:table-cell office:value-type="float" office:value="50.288765" calcext:value-type="float">
            <text:p>50,288765</text:p>
          </table:table-cell>
          <table:table-cell table:formula="of:=[.I60]*100" office:value-type="float" office:value="4400" calcext:value-type="float">
            <text:p>4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“Nussbaumer”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ussbaumer Gewürztraminer</text:p>
          </table:table-cell>
          <table:table-cell office:value-type="string" calcext:value-type="string">
            <text:p>Tramin</text:p>
          </table:table-cell>
          <table:table-cell office:value-type="float" office:value="42.89746" calcext:value-type="float">
            <text:p>42,89746</text:p>
          </table:table-cell>
          <table:table-cell table:formula="of:=[.I61]*100" office:value-type="float" office:value="4700" calcext:value-type="float">
            <text:p>4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Klassich Cuvee -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 (Classico)</text:p>
          </table:table-cell>
          <table:table-cell office:value-type="string" calcext:value-type="string">
            <text:p>Terlan (Terlano)</text:p>
          </table:table-cell>
          <table:table-cell office:value-type="float" office:value="53.601616" calcext:value-type="float">
            <text:p>53,601616</text:p>
          </table:table-cell>
          <table:table-cell table:formula="of:=[.I62]*100" office:value-type="float" office:value="3300" calcext:value-type="float">
            <text:p>33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Giovo“ Cuvee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sq494wbjx6m6h8k0rc3z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iovo</text:p>
          </table:table-cell>
          <table:table-cell office:value-type="string" calcext:value-type="string">
            <text:p>Bergkellerei Passeier</text:p>
          </table:table-cell>
          <table:table-cell office:value-type="float" office:value="60.461937" calcext:value-type="float">
            <text:p>60,461937</text:p>
          </table:table-cell>
          <table:table-cell table:formula="of:=[.I63]*100" office:value-type="float" office:value="5100" calcext:value-type="float">
            <text:p>51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“Nova Domus” Riserva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serva Nova Domus Terlaner</text:p>
          </table:table-cell>
          <table:table-cell office:value-type="string" calcext:value-type="string">
            <text:p>Terlan (Terlano)</text:p>
          </table:table-cell>
          <table:table-cell office:value-type="float" office:value="56.6123" calcext:value-type="float">
            <text:p>56,6123</text:p>
          </table:table-cell>
          <table:table-cell table:formula="of:=[.I64]*100" office:value-type="float" office:value="6300" calcext:value-type="float">
            <text:p>63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Dolomytos“ Weisswein Cuvee Weingut Dolomytos</text:p>
          </table:table-cell>
          <table:table-cell/>
          <table:table-cell office:value-type="string" calcext:value-type="string">
            <text:p>Cuvee aus Südtiroler und Griechischen Rebsorten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</text:p>
          </table:table-cell>
          <table:table-cell office:value-type="float" office:value="82.78138" calcext:value-type="float">
            <text:p>82,78138</text:p>
          </table:table-cell>
          <table:table-cell table:formula="of:=[.I65]*100" office:value-type="float" office:value="6400" calcext:value-type="float">
            <text:p>6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“Beyond The Clouds” Cuvee Weingut Elena Walch</text:p>
          </table:table-cell>
          <table:table-cell/>
          <table:table-cell office:value-type="string" calcext:value-type="string">
            <text:p>GamberoRosso . Veronelli . Bibenda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7.006565" calcext:value-type="float">
            <text:p>57,006565</text:p>
          </table:table-cell>
          <table:table-cell table:formula="of:=[.I66]*100" office:value-type="float" office:value="9000" calcext:value-type="float">
            <text:p>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LR“ Cuvee Kellerei Schreckbichl</text:p>
          </table:table-cell>
          <table:table-cell/>
          <table:table-cell office:value-type="string" calcext:value-type="string">
            <text:p>Falstaff :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598526" calcext:value-type="float">
            <text:p>34,598526</text:p>
          </table:table-cell>
          <table:table-cell table:formula="of:=[.I67]*100" office:value-type="float" office:value="12400" calcext:value-type="float">
            <text:p>12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Nama“ Cuvee Kellerei Nals Margreid</text:p>
          </table:table-cell>
          <table:table-cell/>
          <table:table-cell office:value-type="string" calcext:value-type="string">
            <text:p>Robert Parker 96 Punkte, James Suckling 97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j337pq3rg2ys5snj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Nals Margreid</text:p>
          </table:table-cell>
          <table:table-cell office:value-type="float" office:value="48.86843" calcext:value-type="float">
            <text:p>48,86843</text:p>
          </table:table-cell>
          <table:table-cell table:formula="of:=[.I68]*100" office:value-type="float" office:value="14300" calcext:value-type="float">
            <text:p>143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Appius“ Cuvee Kellerei St. Michael - Eppan</text:p>
          </table:table-cell>
          <table:table-cell/>
          <table:table-cell office:value-type="string" calcext:value-type="string">
            <text:p>Robert Parker 95+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49.299347" calcext:value-type="float">
            <text:p>49,299347</text:p>
          </table:table-cell>
          <table:table-cell table:formula="of:=[.I69]*100" office:value-type="float" office:value="16500" calcext:value-type="float">
            <text:p>16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„SCHICKENBURG“ -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r2pq1mqv62ngwhn5zcqt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f von Meran Schickenburg</text:p>
          </table:table-cell>
          <table:table-cell office:value-type="string" calcext:value-type="string">
            <text:p>Kellerei Meran</text:p>
          </table:table-cell>
          <table:table-cell office:value-type="float" office:value="50.688896" calcext:value-type="float">
            <text:p>50,688896</text:p>
          </table:table-cell>
          <table:table-cell table:formula="of:=[.I70]*100" office:value-type="float" office:value="2600" calcext:value-type="float">
            <text:p>2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 - KELLEREI WALDGRIES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wine_01gzr4ksmxmrh60e659pcec8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</text:p>
          </table:table-cell>
          <table:table-cell office:value-type="string" calcext:value-type="string">
            <text:p>Ansitz Waldgries</text:p>
          </table:table-cell>
          <table:table-cell office:value-type="float" office:value="40.762783" calcext:value-type="float">
            <text:p>40,762783</text:p>
          </table:table-cell>
          <table:table-cell table:formula="of:=[.I71]*100" office:value-type="float" office:value="2900" calcext:value-type="float">
            <text:p>2900</text:p>
          </table:table-cell>
          <table:table-cell office:value-type="string" calcext:value-type="string">
            <text:p>4 x 2023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 - KELLEREI WALDGRIES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3" calcext:value-type="float">
            <text:p>20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mxmrh60e659pcec8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</text:p>
          </table:table-cell>
          <table:table-cell office:value-type="string" calcext:value-type="string">
            <text:p>Ansitz Waldgries</text:p>
          </table:table-cell>
          <table:table-cell office:value-type="float" office:value="40.762783" calcext:value-type="float">
            <text:p>40,762783</text:p>
          </table:table-cell>
          <table:table-cell table:formula="of:=[.I72]*100" office:value-type="float" office:value="2900" calcext:value-type="float">
            <text:p>2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„Bischofsleiten“ Castel Sallegg</text:p>
          </table:table-cell>
          <table:table-cell/>
          <table:table-cell office:value-type="string" calcext:value-type="string">
            <text:p>Gambero Rosso 3 bicchieri, VERNATSCH-CUP: Vernatsch des Jahres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r1xeqa7qjghh7edf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chofsleiten</text:p>
          </table:table-cell>
          <table:table-cell office:value-type="string" calcext:value-type="string">
            <text:p>Castel Sallegg</text:p>
          </table:table-cell>
          <table:table-cell office:value-type="float" office:value="52.2974" calcext:value-type="float">
            <text:p>52,2974</text:p>
          </table:table-cell>
          <table:table-cell table:formula="of:=[.I73]*100" office:value-type="float" office:value="3200" calcext:value-type="float">
            <text:p>3200</text:p>
          </table:table-cell>
          <table:table-cell office:value-type="string" calcext:value-type="string">
            <text:p>6 x 2022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„Bischofsleiten“ Castel Sallegg</text:p>
          </table:table-cell>
          <table:table-cell/>
          <table:table-cell office:value-type="string" calcext:value-type="string">
            <text:p>Gambero Rosso 3 bicchieri, VERNATSCH-CUP: Vernatsch des Jahres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r1xeqa7qjghh7edf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chofsleiten</text:p>
          </table:table-cell>
          <table:table-cell office:value-type="string" calcext:value-type="string">
            <text:p>Castel Sallegg</text:p>
          </table:table-cell>
          <table:table-cell office:value-type="float" office:value="52.2974" calcext:value-type="float">
            <text:p>52,2974</text:p>
          </table:table-cell>
          <table:table-cell table:formula="of:=[.I74]*100" office:value-type="float" office:value="3200" calcext:value-type="float">
            <text:p>3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„Gschleier“ Alte Reben Kellerei Girlan</text:p>
          </table:table-cell>
          <table:table-cell/>
          <table:table-cell office:value-type="string" calcext:value-type="string">
            <text:p>FALSTAFF : 93 Pkt., VERNATSCH-CUP: Vernatsch des Jahres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schleier Vernatsch Alte Reben</text:p>
          </table:table-cell>
          <table:table-cell office:value-type="string" calcext:value-type="string">
            <text:p>Girlan</text:p>
          </table:table-cell>
          <table:table-cell office:value-type="float" office:value="55.21714" calcext:value-type="float">
            <text:p>55,21714</text:p>
          </table:table-cell>
          <table:table-cell table:formula="of:=[.I75]*100" office:value-type="float" office:value="3500" calcext:value-type="float">
            <text:p>3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. Anrar Andr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my5rhs4297dbhyg8ngnv6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rar Pinot Noir</text:p>
          </table:table-cell>
          <table:table-cell office:value-type="string" calcext:value-type="string">
            <text:p>Andrian</text:p>
          </table:table-cell>
          <table:table-cell office:value-type="float" office:value="34.247448" calcext:value-type="float">
            <text:p>34,247448</text:p>
          </table:table-cell>
          <table:table-cell table:formula="of:=[.I76]*100" office:value-type="float" office:value="5900" calcext:value-type="float">
            <text:p>5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. Baltasius schloss engla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awwcz6g9k7q7t7t06j26tp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ltasius Pinot Noir Riserva</text:p>
          </table:table-cell>
          <table:table-cell office:value-type="string" calcext:value-type="string">
            <text:p>Schloss Englar</text:p>
          </table:table-cell>
          <table:table-cell office:value-type="float" office:value="49.043873" calcext:value-type="float">
            <text:p>49,043873</text:p>
          </table:table-cell>
          <table:table-cell table:formula="of:=[.I77]*100" office:value-type="float" office:value="6200" calcext:value-type="float">
            <text:p>6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„VINSCHGAU“ -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r2pq1mme1g80nm4fwcj7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schgau Blauburgunder</text:p>
          </table:table-cell>
          <table:table-cell office:value-type="string" calcext:value-type="string">
            <text:p>Kellerei Meran</text:p>
          </table:table-cell>
          <table:table-cell office:value-type="float" office:value="54.830456" calcext:value-type="float">
            <text:p>54,830456</text:p>
          </table:table-cell>
          <table:table-cell table:formula="of:=[.I78]*100" office:value-type="float" office:value="3100" calcext:value-type="float">
            <text:p>31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„MONTICOL“ -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n5agw365140he6yv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onticol</text:p>
          </table:table-cell>
          <table:table-cell office:value-type="string" calcext:value-type="string">
            <text:p>Terlan (Terlano)</text:p>
          </table:table-cell>
          <table:table-cell office:value-type="float" office:value="51.307217" calcext:value-type="float">
            <text:p>51,307217</text:p>
          </table:table-cell>
          <table:table-cell table:formula="of:=[.I79]*100" office:value-type="float" office:value="4700" calcext:value-type="float">
            <text:p>4700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„MONTICOL“ -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n5agw365140he6yv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onticol</text:p>
          </table:table-cell>
          <table:table-cell office:value-type="string" calcext:value-type="string">
            <text:p>Terlan (Terlano)</text:p>
          </table:table-cell>
          <table:table-cell office:value-type="float" office:value="51.307217" calcext:value-type="float">
            <text:p>51,307217</text:p>
          </table:table-cell>
          <table:table-cell table:formula="of:=[.I80]*100" office:value-type="float" office:value="4700" calcext:value-type="float">
            <text:p>4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air Aton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t16rbg23ev9fdyw7a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on Pinot Noir Riserva</text:p>
          </table:table-cell>
          <table:table-cell office:value-type="string" calcext:value-type="string">
            <text:p>Elena Walch</text:p>
          </table:table-cell>
          <table:table-cell office:value-type="float" office:value="51.980625" calcext:value-type="float">
            <text:p>51,980625</text:p>
          </table:table-cell>
          <table:table-cell table:formula="of:=[.I81]*100" office:value-type="float" office:value="19000" calcext:value-type="float">
            <text:p>1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maninco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on di Mason</text:p>
          </table:table-cell>
          <table:table-cell office:value-type="string" calcext:value-type="string">
            <text:p>Manincor</text:p>
          </table:table-cell>
          <table:table-cell office:value-type="float" office:value="48.061855" calcext:value-type="float">
            <text:p>48,061855</text:p>
          </table:table-cell>
          <table:table-cell table:formula="of:=[.I82]*100" office:value-type="float" office:value="8500" calcext:value-type="float">
            <text:p>8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Trattmann“ Kellerei Girlan</text:p>
          </table:table-cell>
          <table:table-cell/>
          <table:table-cell office:value-type="string" calcext:value-type="string">
            <text:p>Gambero Rosso 3 bicchieri, Robert Parker 94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ttmann Pinot Noir Riserva</text:p>
          </table:table-cell>
          <table:table-cell office:value-type="string" calcext:value-type="string">
            <text:p>Girlan</text:p>
          </table:table-cell>
          <table:table-cell office:value-type="float" office:value="44.360096" calcext:value-type="float">
            <text:p>44,360096</text:p>
          </table:table-cell>
          <table:table-cell table:formula="of:=[.I83]*100" office:value-type="float" office:value="6000" calcext:value-type="float">
            <text:p>6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“Ludwig” Weingut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dwig Pinot Nero</text:p>
          </table:table-cell>
          <table:table-cell office:value-type="string" calcext:value-type="string">
            <text:p>Elena Walch</text:p>
          </table:table-cell>
          <table:table-cell office:value-type="float" office:value="48.786385" calcext:value-type="float">
            <text:p>48,786385</text:p>
          </table:table-cell>
          <table:table-cell table:formula="of:=[.I84]*100" office:value-type="float" office:value="6100" calcext:value-type="float">
            <text:p>61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“Renaissance” Gump 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hawwcz6ybdn4p3n24a180rw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naissance Pinot Noir Riserva</text:p>
          </table:table-cell>
          <table:table-cell office:value-type="string" calcext:value-type="string">
            <text:p>Markus Prackwieser Gump Hof</text:p>
          </table:table-cell>
          <table:table-cell office:value-type="float" office:value="43.276" calcext:value-type="float">
            <text:p>43,276</text:p>
          </table:table-cell>
          <table:table-cell table:formula="of:=[.I85]*100" office:value-type="float" office:value="8000" calcext:value-type="float">
            <text:p>8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“Ponkler”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qzm1c5qb5cetv3jrpkk8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ònkler</text:p>
          </table:table-cell>
          <table:table-cell office:value-type="string" calcext:value-type="string">
            <text:p>Franz Haas</text:p>
          </table:table-cell>
          <table:table-cell office:value-type="float" office:value="43.524548" calcext:value-type="float">
            <text:p>43,524548</text:p>
          </table:table-cell>
          <table:table-cell table:formula="of:=[.I86]*100" office:value-type="float" office:value="10800" calcext:value-type="float">
            <text:p>10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Curlan” Kellerei Girlan</text:p>
          </table:table-cell>
          <table:table-cell/>
          <table:table-cell office:value-type="string" calcext:value-type="string">
            <text:p>Robert Parker 93 Punkte Falstaff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zm1pm7p3pekabgw88zac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rlan Pinot Noir Riserva</text:p>
          </table:table-cell>
          <table:table-cell office:value-type="string" calcext:value-type="string">
            <text:p>Girlan</text:p>
          </table:table-cell>
          <table:table-cell office:value-type="float" office:value="49.491077" calcext:value-type="float">
            <text:p>49,491077</text:p>
          </table:table-cell>
          <table:table-cell table:formula="of:=[.I87]*100" office:value-type="float" office:value="11900" calcext:value-type="float">
            <text:p>11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“THE WINE COLLECTION”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n5scs5qg8h77qnc1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e Wine Collection Pinot Noir Riserva</text:p>
          </table:table-cell>
          <table:table-cell office:value-type="string" calcext:value-type="string">
            <text:p>St. Michael-Eppan</text:p>
          </table:table-cell>
          <table:table-cell office:value-type="float" office:value="47.689754" calcext:value-type="float">
            <text:p>47,689754</text:p>
          </table:table-cell>
          <table:table-cell table:formula="of:=[.I88]*100" office:value-type="float" office:value="15500" calcext:value-type="float">
            <text:p>15500</text:p>
          </table:table-cell>
          <table:table-cell office:value-type="string" calcext:value-type="string">
            <text:p>2 x 2018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“THE WINE COLLECTION”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n5scs5qg8h77qnc1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e Wine Collection Pinot Noir Riserva</text:p>
          </table:table-cell>
          <table:table-cell office:value-type="string" calcext:value-type="string">
            <text:p>St. Michael-Eppan</text:p>
          </table:table-cell>
          <table:table-cell office:value-type="float" office:value="47.689754" calcext:value-type="float">
            <text:p>47,689754</text:p>
          </table:table-cell>
          <table:table-cell table:formula="of:=[.I89]*100" office:value-type="float" office:value="15500" calcext:value-type="float">
            <text:p>15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Vigna Ganger“ Kellerei Girlan</text:p>
          </table:table-cell>
          <table:table-cell/>
          <table:table-cell office:value-type="string" calcext:value-type="string">
            <text:p>Robert Parker 95+ Punkte Falstaff 97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Ganger Pinot Noir Riserva</text:p>
          </table:table-cell>
          <table:table-cell office:value-type="string" calcext:value-type="string">
            <text:p>Girlan</text:p>
          </table:table-cell>
          <table:table-cell office:value-type="float" office:value="44.54304" calcext:value-type="float">
            <text:p>44,54304</text:p>
          </table:table-cell>
          <table:table-cell table:formula="of:=[.I90]*100" office:value-type="float" office:value="15800" calcext:value-type="float">
            <text:p>15800</text:p>
          </table:table-cell>
          <table:table-cell office:value-type="string" calcext:value-type="string">
            <text:p>3 x 2019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Vigna Ganger“ Kellerei Girlan</text:p>
          </table:table-cell>
          <table:table-cell/>
          <table:table-cell office:value-type="string" calcext:value-type="string">
            <text:p>Robert Parker 95+ Punkte Falstaff 97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Ganger Pinot Noir Riserva</text:p>
          </table:table-cell>
          <table:table-cell office:value-type="string" calcext:value-type="string">
            <text:p>Girlan</text:p>
          </table:table-cell>
          <table:table-cell office:value-type="float" office:value="44.54304" calcext:value-type="float">
            <text:p>44,54304</text:p>
          </table:table-cell>
          <table:table-cell table:formula="of:=[.I91]*100" office:value-type="float" office:value="15800" calcext:value-type="float">
            <text:p>15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„Levad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bqsw4vswax6agr8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vad Merlot</text:p>
          </table:table-cell>
          <table:table-cell office:value-type="string" calcext:value-type="string">
            <text:p>Nals Margreid</text:p>
          </table:table-cell>
          <table:table-cell office:value-type="float" office:value="56.82724" calcext:value-type="float">
            <text:p>56,82724</text:p>
          </table:table-cell>
          <table:table-cell table:formula="of:=[.I92]*100" office:value-type="float" office:value="3700" calcext:value-type="float">
            <text:p>3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renntal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nntal Merlot</text:p>
          </table:table-cell>
          <table:table-cell office:value-type="string" calcext:value-type="string">
            <text:p>Cantina Kurtatsch</text:p>
          </table:table-cell>
          <table:table-cell office:value-type="float" office:value="37.024437" calcext:value-type="float">
            <text:p>37,024437</text:p>
          </table:table-cell>
          <table:table-cell table:formula="of:=[.I93]*100" office:value-type="float" office:value="6500" calcext:value-type="float">
            <text:p>6500</text:p>
          </table:table-cell>
          <table:table-cell office:value-type="string" calcext:value-type="string">
            <text:p>6 x 2019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renntal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nntal Merlot</text:p>
          </table:table-cell>
          <table:table-cell office:value-type="string" calcext:value-type="string">
            <text:p>Cantina Kurtatsch</text:p>
          </table:table-cell>
          <table:table-cell office:value-type="float" office:value="37.024437" calcext:value-type="float">
            <text:p>37,024437</text:p>
          </table:table-cell>
          <table:table-cell table:formula="of:=[.I94]*100" office:value-type="float" office:value="6500" calcext:value-type="float">
            <text:p>6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iebeneich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my5rkpg4py5d7tbkjynb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0.18326" calcext:value-type="float">
            <text:p>40,18326</text:p>
          </table:table-cell>
          <table:table-cell table:formula="of:=[.I95]*100" office:value-type="float" office:value="4800" calcext:value-type="float">
            <text:p>4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Valpitan“ WEINGUT PFÖSTL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avweezfgt6j22j4fnghqks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itan Merlot Riserva</text:p>
          </table:table-cell>
          <table:table-cell office:value-type="string" calcext:value-type="string">
            <text:p>Weingut Pfostl</text:p>
          </table:table-cell>
          <table:table-cell office:value-type="float" office:value="49.590443" calcext:value-type="float">
            <text:p>49,590443</text:p>
          </table:table-cell>
          <table:table-cell table:formula="of:=[.I96]*100" office:value-type="float" office:value="5000" calcext:value-type="float">
            <text:p>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„Gand“ Kellerei Andrian</text:p>
          </table:table-cell>
          <table:table-cell/>
          <table:table-cell office:value-type="string" calcext:value-type="string">
            <text:p>Robert Parker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Andrian</text:p>
          </table:table-cell>
          <table:table-cell office:value-type="float" office:value="28.599382" calcext:value-type="float">
            <text:p>28,599382</text:p>
          </table:table-cell>
          <table:table-cell table:formula="of:=[.I97]*100" office:value-type="float" office:value="6400" calcext:value-type="float">
            <text:p>6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Nussleiten“ Castel Sallegg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qsxmw60741s5xf8a7g1yv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ssleiten</text:p>
          </table:table-cell>
          <table:table-cell office:value-type="string" calcext:value-type="string">
            <text:p>Castel Sallegg</text:p>
          </table:table-cell>
          <table:table-cell office:value-type="float" office:value="53.01084" calcext:value-type="float">
            <text:p>53,01084</text:p>
          </table:table-cell>
          <table:table-cell table:formula="of:=[.I98]*100" office:value-type="float" office:value="6500" calcext:value-type="float">
            <text:p>6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KRESSFELD“ - WEINGUT KORNELL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essfeld Merlot Riserva</text:p>
          </table:table-cell>
          <table:table-cell office:value-type="string" calcext:value-type="string">
            <text:p>Kornell</text:p>
          </table:table-cell>
          <table:table-cell office:value-type="float" office:value="46.051365" calcext:value-type="float">
            <text:p>46,051365</text:p>
          </table:table-cell>
          <table:table-cell table:formula="of:=[.I99]*100" office:value-type="float" office:value="8500" calcext:value-type="float">
            <text:p>8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KRESSFELD“ - WEINGUT KORNELL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essfeld Merlot Riserva</text:p>
          </table:table-cell>
          <table:table-cell office:value-type="string" calcext:value-type="string">
            <text:p>Kornell</text:p>
          </table:table-cell>
          <table:table-cell office:value-type="float" office:value="46.051365" calcext:value-type="float">
            <text:p>46,051365</text:p>
          </table:table-cell>
          <table:table-cell table:formula="of:=[.I100]*100" office:value-type="float" office:value="16400" calcext:value-type="float">
            <text:p>16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CAMPANER“ -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aner Cabernet Sauvignon Riserva</text:p>
          </table:table-cell>
          <table:table-cell office:value-type="string" calcext:value-type="string">
            <text:p>Kaltern</text:p>
          </table:table-cell>
          <table:table-cell office:value-type="float" office:value="32.714386" calcext:value-type="float">
            <text:p>32,714386</text:p>
          </table:table-cell>
          <table:table-cell table:formula="of:=[.I101]*100" office:value-type="float" office:value="3400" calcext:value-type="float">
            <text:p>3400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CAMPANER“ -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aner Cabernet Sauvignon Riserva</text:p>
          </table:table-cell>
          <table:table-cell office:value-type="string" calcext:value-type="string">
            <text:p>Kaltern</text:p>
          </table:table-cell>
          <table:table-cell office:value-type="float" office:value="32.714386" calcext:value-type="float">
            <text:p>32,714386</text:p>
          </table:table-cell>
          <table:table-cell table:formula="of:=[.I102]*100" office:value-type="float" office:value="3400" calcext:value-type="float">
            <text:p>3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„Lafot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y9hn9s2498zg5a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fot Cabernet Riserva</text:p>
          </table:table-cell>
          <table:table-cell office:value-type="string" calcext:value-type="string">
            <text:p>Nals Margreid</text:p>
          </table:table-cell>
          <table:table-cell office:value-type="float" office:value="55.995956" calcext:value-type="float">
            <text:p>55,995956</text:p>
          </table:table-cell>
          <table:table-cell table:formula="of:=[.I103]*100" office:value-type="float" office:value="4000" calcext:value-type="float">
            <text:p>4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ISTRICE“ -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1.93538" calcext:value-type="float">
            <text:p>51,93538</text:p>
          </table:table-cell>
          <table:table-cell table:formula="of:=[.I104]*100" office:value-type="float" office:value="4300" calcext:value-type="float">
            <text:p>43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FREIENFELD“ KELLEREI KURTATSCH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sitz Freienfeld Cabernet</text:p>
          </table:table-cell>
          <table:table-cell office:value-type="string" calcext:value-type="string">
            <text:p>Cantina Kurtatsch</text:p>
          </table:table-cell>
          <table:table-cell office:value-type="float" office:value="34.828575" calcext:value-type="float">
            <text:p>34,828575</text:p>
          </table:table-cell>
          <table:table-cell table:formula="of:=[.I105]*100" office:value-type="float" office:value="7100" calcext:value-type="float">
            <text:p>7100</text:p>
          </table:table-cell>
          <table:table-cell office:value-type="string" calcext:value-type="string">
            <text:p>2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FREIENFELD“ KELLEREI KURTATSCH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sitz Freienfeld Cabernet</text:p>
          </table:table-cell>
          <table:table-cell office:value-type="string" calcext:value-type="string">
            <text:p>Cantina Kurtatsch</text:p>
          </table:table-cell>
          <table:table-cell office:value-type="float" office:value="34.828575" calcext:value-type="float">
            <text:p>34,828575</text:p>
          </table:table-cell>
          <table:table-cell table:formula="of:=[.I106]*100" office:value-type="float" office:value="7100" calcext:value-type="float">
            <text:p>71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FREIENFELD“ KELLEREI KURTATSCH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sitz Freienfeld Cabernet</text:p>
          </table:table-cell>
          <table:table-cell office:value-type="string" calcext:value-type="string">
            <text:p>Cantina Kurtatsch</text:p>
          </table:table-cell>
          <table:table-cell office:value-type="float" office:value="34.828575" calcext:value-type="float">
            <text:p>34,828575</text:p>
          </table:table-cell>
          <table:table-cell table:formula="of:=[.I107]*100" office:value-type="float" office:value="13600" calcext:value-type="float">
            <text:p>13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TOREN“ TIEFENBRUN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en</text:p>
          </table:table-cell>
          <table:table-cell office:value-type="string" calcext:value-type="string">
            <text:p>Tiefenbrunner</text:p>
          </table:table-cell>
          <table:table-cell office:value-type="float" office:value="40.882755" calcext:value-type="float">
            <text:p>40,882755</text:p>
          </table:table-cell>
          <table:table-cell table:formula="of:=[.I108]*100" office:value-type="float" office:value="11500" calcext:value-type="float">
            <text:p>11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VILLA SCHMID - SCHMID OBERRAUT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sq48b3jve2v3bhek4vafn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Villa Schmid</text:p>
          </table:table-cell>
          <table:table-cell office:value-type="string" calcext:value-type="string">
            <text:p>Schmid Oberrautner</text:p>
          </table:table-cell>
          <table:table-cell office:value-type="float" office:value="96.266945" calcext:value-type="float">
            <text:p>96,266945</text:p>
          </table:table-cell>
          <table:table-cell table:formula="of:=[.I109]*100" office:value-type="float" office:value="3500" calcext:value-type="float">
            <text:p>3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Valpitan“ Weingut Pföstl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4pmmg365tt1bdgna30887r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itan Lagrein Riserva</text:p>
          </table:table-cell>
          <table:table-cell office:value-type="string" calcext:value-type="string">
            <text:p>Weingut Pfostl</text:p>
          </table:table-cell>
          <table:table-cell office:value-type="float" office:value="52.886665" calcext:value-type="float">
            <text:p>52,886665</text:p>
          </table:table-cell>
          <table:table-cell table:formula="of:=[.I110]*100" office:value-type="float" office:value="5000" calcext:value-type="float">
            <text:p>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„Mirell“ Ansitz Waldgries</text:p>
          </table:table-cell>
          <table:table-cell/>
          <table:table-cell office:value-type="string" calcext:value-type="string">
            <text:p>Gambero Rosso 3 bicchieri, Falstaff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rell</text:p>
          </table:table-cell>
          <table:table-cell office:value-type="string" calcext:value-type="string">
            <text:p>Ansitz Waldgries</text:p>
          </table:table-cell>
          <table:table-cell office:value-type="float" office:value="57.666893" calcext:value-type="float">
            <text:p>57,666893</text:p>
          </table:table-cell>
          <table:table-cell table:formula="of:=[.I111]*100" office:value-type="float" office:value="6200" calcext:value-type="float">
            <text:p>6200</text:p>
          </table:table-cell>
          <table:table-cell table:number-columns-repeated="4"/>
          <table:table-cell table:style-name="ce16"/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formula="of:=[.I112]*100" office:value-type="float" office:value="7100" calcext:value-type="float">
            <text:p>7100</text:p>
          </table:table-cell>
          <table:table-cell office:value-type="string" calcext:value-type="string">
            <text:p>6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formula="of:=[.I113]*100" office:value-type="float" office:value="7100" calcext:value-type="float">
            <text:p>71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formula="of:=[.I114]*100" office:value-type="float" office:value="13500" calcext:value-type="float">
            <text:p>13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JEROBOAM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formula="of:=[.I115]*100" office:value-type="float" office:value="26000" calcext:value-type="float">
            <text:p>26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THUSALE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formula="of:=[.I116]*100" office:value-type="float" office:value="51000" calcext:value-type="float">
            <text:p>51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“PORPHYR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Terlan (Terlano)</text:p>
          </table:table-cell>
          <table:table-cell office:value-type="float" office:value="59.154896" calcext:value-type="float">
            <text:p>59,154896</text:p>
          </table:table-cell>
          <table:table-cell table:formula="of:=[.I117]*100" office:value-type="float" office:value="7500" calcext:value-type="float">
            <text:p>7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“Gloria” Weingut Nuss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r2pppesdk19cfa35xnp8h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Nusserhof (Heinrich Mayr)</text:p>
          </table:table-cell>
          <table:table-cell office:value-type="float" office:value="33.35996" calcext:value-type="float">
            <text:p>33,35996</text:p>
          </table:table-cell>
          <table:table-cell table:formula="of:=[.I118]*100" office:value-type="float" office:value="8600" calcext:value-type="float">
            <text:p>8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“Gloria” Weingut Nusser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r2pppesdk19cfa35xnp8h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Nusserhof (Heinrich Mayr)</text:p>
          </table:table-cell>
          <table:table-cell office:value-type="float" office:value="33.35996" calcext:value-type="float">
            <text:p>33,35996</text:p>
          </table:table-cell>
          <table:table-cell table:formula="of:=[.I119]*100" office:value-type="float" office:value="16500" calcext:value-type="float">
            <text:p>16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“Weingarten Klosteranger” MURI-GRIES</text:p>
          </table:table-cell>
          <table:table-cell/>
          <table:table-cell office:value-type="string" calcext:value-type="string">
            <text:p>RobertParker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ingarten Klosteranger Lagrein Riserva</text:p>
          </table:table-cell>
          <table:table-cell office:value-type="string" calcext:value-type="string">
            <text:p>Muri-Gries</text:p>
          </table:table-cell>
          <table:table-cell office:value-type="float" office:value="68.885506" calcext:value-type="float">
            <text:p>68,885506</text:p>
          </table:table-cell>
          <table:table-cell table:formula="of:=[.I120]*100" office:value-type="float" office:value="9900" calcext:value-type="float">
            <text:p>9900</text:p>
          </table:table-cell>
          <table:table-cell office:value-type="string" calcext:value-type="string">
            <text:p>2 x 2017</text:p>
          </table:table-cell>
          <table:table-cell office:value-type="string" calcext:value-type="string">
            <text:p>7 x 2020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“Weingarten Klosteranger” MURI-GRIES</text:p>
          </table:table-cell>
          <table:table-cell/>
          <table:table-cell office:value-type="string" calcext:value-type="string">
            <text:p>RobertParker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ingarten Klosteranger Lagrein Riserva</text:p>
          </table:table-cell>
          <table:table-cell office:value-type="string" calcext:value-type="string">
            <text:p>Muri-Gries</text:p>
          </table:table-cell>
          <table:table-cell office:value-type="float" office:value="68.885506" calcext:value-type="float">
            <text:p>68,885506</text:p>
          </table:table-cell>
          <table:table-cell table:formula="of:=[.I121]*100" office:value-type="float" office:value="9900" calcext:value-type="float">
            <text:p>9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“Weingarten Klosteranger” MURI-GRIES</text:p>
          </table:table-cell>
          <table:table-cell/>
          <table:table-cell office:value-type="string" calcext:value-type="string">
            <text:p>RobertParker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ingarten Klosteranger Lagrein Riserva</text:p>
          </table:table-cell>
          <table:table-cell office:value-type="string" calcext:value-type="string">
            <text:p>Muri-Gries</text:p>
          </table:table-cell>
          <table:table-cell office:value-type="float" office:value="68.885506" calcext:value-type="float">
            <text:p>68,885506</text:p>
          </table:table-cell>
          <table:table-cell table:formula="of:=[.I122]*100" office:value-type="float" office:value="9900" calcext:value-type="float">
            <text:p>9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formula="of:=[.I123]*100" office:value-type="float" office:value="9600" calcext:value-type="float">
            <text:p>9600</text:p>
          </table:table-cell>
          <table:table-cell office:value-type="string" calcext:value-type="string">
            <text:p>6 x 2020</text:p>
          </table:table-cell>
          <table:table-cell office:value-type="string" calcext:value-type="string">
            <text:p>6 x 2021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formula="of:=[.I124]*100" office:value-type="float" office:value="9600" calcext:value-type="float">
            <text:p>9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formula="of:=[.I125]*100" office:value-type="float" office:value="9600" calcext:value-type="float">
            <text:p>9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formula="of:=[.I126]*100" office:value-type="float" office:value="9600" calcext:value-type="float">
            <text:p>9600</text:p>
          </table:table-cell>
          <table:table-cell office:value-type="string" calcext:value-type="string">
            <text:p>1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formula="of:=[.I127]*100" office:value-type="float" office:value="9600" calcext:value-type="float">
            <text:p>9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Perflabiluis Griesbau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r2pqe7swjrs3trks81fdr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flabilis</text:p>
          </table:table-cell>
          <table:table-cell office:value-type="string" calcext:value-type="string">
            <text:p>Griesbauerhof</text:p>
          </table:table-cell>
          <table:table-cell office:value-type="float" office:value="44.87175" calcext:value-type="float">
            <text:p>44,87175</text:p>
          </table:table-cell>
          <table:table-cell table:formula="of:=[.I128]*100" office:value-type="float" office:value="19500" calcext:value-type="float">
            <text:p>19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ORILAN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n5krczaydj3qa1wzn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ilan</text:p>
          </table:table-cell>
          <table:table-cell office:value-type="string" calcext:value-type="string">
            <text:p>Terlan (Terlano)</text:p>
          </table:table-cell>
          <table:table-cell office:value-type="float" office:value="53.496376" calcext:value-type="float">
            <text:p>53,496376</text:p>
          </table:table-cell>
          <table:table-cell table:formula="of:=[.I129]*100" office:value-type="float" office:value="3300" calcext:value-type="float">
            <text:p>33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CASSIANO” BIO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Manincor</text:p>
          </table:table-cell>
          <table:table-cell office:value-type="float" office:value="41.773994" calcext:value-type="float">
            <text:p>41,773994</text:p>
          </table:table-cell>
          <table:table-cell table:formula="of:=[.I130]*100" office:value-type="float" office:value="5300" calcext:value-type="float">
            <text:p>53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Anticus“ Riserva Cuvee Kellerei Nals Margreid</text:p>
          </table:table-cell>
          <table:table-cell/>
          <table:table-cell office:value-type="string" calcext:value-type="string">
            <text:p>Falstaff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53.2009" calcext:value-type="float">
            <text:p>53,2009</text:p>
          </table:table-cell>
          <table:table-cell table:formula="of:=[.I131]*100" office:value-type="float" office:value="6200" calcext:value-type="float">
            <text:p>6200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Anticus“ Riserva Cuvee Kellerei Nals Margreid</text:p>
          </table:table-cell>
          <table:table-cell/>
          <table:table-cell office:value-type="string" calcext:value-type="string">
            <text:p>Falstaff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53.2009" calcext:value-type="float">
            <text:p>53,2009</text:p>
          </table:table-cell>
          <table:table-cell table:formula="of:=[.I132]*100" office:value-type="float" office:value="6200" calcext:value-type="float">
            <text:p>6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Anticus“ Riserva Cuvee Kellerei Nals Margreid</text:p>
          </table:table-cell>
          <table:table-cell/>
          <table:table-cell office:value-type="string" calcext:value-type="string">
            <text:p>Falstaff 93 Punkte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53.2009" calcext:value-type="float">
            <text:p>53,2009</text:p>
          </table:table-cell>
          <table:table-cell table:formula="of:=[.I133]*100" office:value-type="float" office:value="12000" calcext:value-type="float">
            <text:p>12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Athos” Ansitz Dolomytos Sack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my5rjsgn8q9afa20srmmz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hos</text:p>
          </table:table-cell>
          <table:table-cell office:value-type="string" calcext:value-type="string">
            <text:p>Ansitz Dolomytos</text:p>
          </table:table-cell>
          <table:table-cell office:value-type="float" office:value="59.58343" calcext:value-type="float">
            <text:p>59,58343</text:p>
          </table:table-cell>
          <table:table-cell table:formula="of:=[.I134]*100" office:value-type="float" office:value="6800" calcext:value-type="float">
            <text:p>6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CASTEL CAMPAN”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Merlot</text:p>
          </table:table-cell>
          <table:table-cell office:value-type="string" calcext:value-type="string">
            <text:p>Manincor</text:p>
          </table:table-cell>
          <table:table-cell office:value-type="float" office:value="42.668278" calcext:value-type="float">
            <text:p>42,668278</text:p>
          </table:table-cell>
          <table:table-cell table:formula="of:=[.I135]*100" office:value-type="float" office:value="9700" calcext:value-type="float">
            <text:p>9700</text:p>
          </table:table-cell>
          <table:table-cell office:value-type="string" calcext:value-type="string">
            <text:p>2 x 2016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CASTEL CAMPAN”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Merlot</text:p>
          </table:table-cell>
          <table:table-cell office:value-type="string" calcext:value-type="string">
            <text:p>Manincor</text:p>
          </table:table-cell>
          <table:table-cell office:value-type="float" office:value="42.668278" calcext:value-type="float">
            <text:p>42,668278</text:p>
          </table:table-cell>
          <table:table-cell table:formula="of:=[.I136]*100" office:value-type="float" office:value="9700" calcext:value-type="float">
            <text:p>9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es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Cantina Kurtatsch</text:p>
          </table:table-cell>
          <table:table-cell office:value-type="float" office:value="30.549747" calcext:value-type="float">
            <text:p>30,549747</text:p>
          </table:table-cell>
          <table:table-cell table:formula="of:=[.I137]*100" office:value-type="float" office:value="25000" calcext:value-type="float">
            <text:p>2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aperaia” Kellerei Meran sehr “limitiert”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per limitiert</text:p>
          </table:table-cell>
          <table:table-cell office:value-type="string" calcext:value-type="string">
            <text:p>wine_01gzr4ktq47w415nv7n8w3s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 office:value-type="float" office:value="43.871895" calcext:value-type="float">
            <text:p>43,871895</text:p>
          </table:table-cell>
          <table:table-cell table:formula="of:=[.I138]*100" office:value-type="float" office:value="7000" calcext:value-type="float">
            <text:p>7000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aperaia” Kellerei Meran sehr “limitiert”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per limitiert</text:p>
          </table:table-cell>
          <table:table-cell office:value-type="string" calcext:value-type="string">
            <text:p>wine_01gzr4ktq47w415nv7n8w3s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 office:value-type="float" office:value="43.871895" calcext:value-type="float">
            <text:p>43,871895</text:p>
          </table:table-cell>
          <table:table-cell table:formula="of:=[.I139]*100" office:value-type="float" office:value="7000" calcext:value-type="float">
            <text:p>7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PASSA - ZEN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passa Valpolicella Ripasso Superiore</text:p>
          </table:table-cell>
          <table:table-cell office:value-type="string" calcext:value-type="string">
            <text:p>Zenato</text:p>
          </table:table-cell>
          <table:table-cell office:value-type="float" office:value="32.55292" calcext:value-type="float">
            <text:p>32,55292</text:p>
          </table:table-cell>
          <table:table-cell table:formula="of:=[.I140]*100" office:value-type="float" office:value="3700" calcext:value-type="float">
            <text:p>3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NOZZOLE - FOLONA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t84510z7t51yh4wewd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Nozzole Chianti Classico</text:p>
          </table:table-cell>
          <table:table-cell office:value-type="string" calcext:value-type="string">
            <text:p>Tenuta di Nozzole</text:p>
          </table:table-cell>
          <table:table-cell office:value-type="float" office:value="33.82708" calcext:value-type="float">
            <text:p>33,82708</text:p>
          </table:table-cell>
          <table:table-cell table:formula="of:=[.I141]*100" office:value-type="float" office:value="3000" calcext:value-type="float">
            <text:p>3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swndtayhsp089ks5c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Chianti Classico Riserva</text:p>
          </table:table-cell>
          <table:table-cell office:value-type="string" calcext:value-type="string">
            <text:p>Antinori</text:p>
          </table:table-cell>
          <table:table-cell office:value-type="float" office:value="42.407734" calcext:value-type="float">
            <text:p>42,407734</text:p>
          </table:table-cell>
          <table:table-cell table:formula="of:=[.I142]*100" office:value-type="float" office:value="3700" calcext:value-type="float">
            <text:p>3700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swndtayhsp089ks5c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Chianti Classico Riserva</text:p>
          </table:table-cell>
          <table:table-cell office:value-type="string" calcext:value-type="string">
            <text:p>Antinori</text:p>
          </table:table-cell>
          <table:table-cell office:value-type="float" office:value="42.407734" calcext:value-type="float">
            <text:p>42,407734</text:p>
          </table:table-cell>
          <table:table-cell table:formula="of:=[.I143]*100" office:value-type="float" office:value="3700" calcext:value-type="float">
            <text:p>3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dai Kellerei Fertuna tosca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gzr4ktes5agcj68hd5gda8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dai Maremma Toscana</text:p>
          </table:table-cell>
          <table:table-cell office:value-type="string" calcext:value-type="string">
            <text:p>Fertuna</text:p>
          </table:table-cell>
          <table:table-cell office:value-type="float" office:value="39.20594" calcext:value-type="float">
            <text:p>39,20594</text:p>
          </table:table-cell>
          <table:table-cell table:formula="of:=[.I144]*100" office:value-type="float" office:value="3600" calcext:value-type="float">
            <text:p>3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Difese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d26w035f1fyngbtc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Difese</text:p>
          </table:table-cell>
          <table:table-cell office:value-type="string" calcext:value-type="string">
            <text:p>Tenuta San Guido</text:p>
          </table:table-cell>
          <table:table-cell office:value-type="float" office:value="40.307587" calcext:value-type="float">
            <text:p>40,307587</text:p>
          </table:table-cell>
          <table:table-cell table:formula="of:=[.I145]*100" office:value-type="float" office:value="4800" calcext:value-type="float">
            <text:p>4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40.16155" calcext:value-type="float">
            <text:p>40,16155</text:p>
          </table:table-cell>
          <table:table-cell table:formula="of:=[.I146]*100" office:value-type="float" office:value="7800" calcext:value-type="float">
            <text:p>7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 SAN Gui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40.16155" calcext:value-type="float">
            <text:p>40,16155</text:p>
          </table:table-cell>
          <table:table-cell table:formula="of:=[.I147]*100" office:value-type="float" office:value="15000" calcext:value-type="float">
            <text:p>1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- COLLOSORB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fgst7pg802das6cq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llosorbo</text:p>
          </table:table-cell>
          <table:table-cell office:value-type="float" office:value="44.95832" calcext:value-type="float">
            <text:p>44,95832</text:p>
          </table:table-cell>
          <table:table-cell table:formula="of:=[.I148]*100" office:value-type="float" office:value="5800" calcext:value-type="float">
            <text:p>5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„La Casa Caparzo”</text:p>
          </table:table-cell>
          <table:table-cell/>
          <table:table-cell office:value-type="string" calcext:value-type="string">
            <text:p>James Suckling 97 Punkte , Robert Parker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gzr4kt1pts0qc6257pa9w5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asa Brunello di Montalcino</text:p>
          </table:table-cell>
          <table:table-cell office:value-type="string" calcext:value-type="string">
            <text:p>Caparzo</text:p>
          </table:table-cell>
          <table:table-cell office:value-type="float" office:value="45.829933" calcext:value-type="float">
            <text:p>45,829933</text:p>
          </table:table-cell>
          <table:table-cell table:formula="of:=[.I149]*100" office:value-type="float" office:value="10000" calcext:value-type="float">
            <text:p>10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. Casanova di Neri Tenuta Nuova</text:p>
          </table:table-cell>
          <table:table-cell/>
          <table:table-cell office:value-type="string" calcext:value-type="string">
            <text:p>James Suckling 99/100 , Robert Parker 98/100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gzr4ktfgsnd47xs02ye7gr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Nuova Brunello di Montalcino</text:p>
          </table:table-cell>
          <table:table-cell office:value-type="string" calcext:value-type="string">
            <text:p>Casanova di Neri</text:p>
          </table:table-cell>
          <table:table-cell office:value-type="float" office:value="62.615414" calcext:value-type="float">
            <text:p>62,615414</text:p>
          </table:table-cell>
          <table:table-cell table:formula="of:=[.I150]*100" office:value-type="float" office:value="13000" calcext:value-type="float">
            <text:p>13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Talenti ‘Piero’</text:p>
          </table:table-cell>
          <table:table-cell/>
          <table:table-cell office:value-type="string" calcext:value-type="string">
            <text:p>James Suckling 100 Punkte, Falstaff 99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f3cmb3kdn8xhtpbvng3m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ero Brunello di Montalcino</text:p>
          </table:table-cell>
          <table:table-cell office:value-type="string" calcext:value-type="string">
            <text:p>Talenti</text:p>
          </table:table-cell>
          <table:table-cell office:value-type="float" office:value="47.622253" calcext:value-type="float">
            <text:p>47,622253</text:p>
          </table:table-cell>
          <table:table-cell table:formula="of:=[.I151]*100" office:value-type="float" office:value="15000" calcext:value-type="float">
            <text:p>1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ESTAMATTA” BIBI GRAETZ</text:p>
          </table:table-cell>
          <table:table-cell/>
          <table:table-cell office:value-type="string" calcext:value-type="string">
            <text:p>Robert Parker 96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6hxayhxgx9bvd6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 Toscana</text:p>
          </table:table-cell>
          <table:table-cell office:value-type="string" calcext:value-type="string">
            <text:p>Bibi Graetz</text:p>
          </table:table-cell>
          <table:table-cell office:value-type="float" office:value="55.35928" calcext:value-type="float">
            <text:p>55,35928</text:p>
          </table:table-cell>
          <table:table-cell table:formula="of:=[.I152]*100" office:value-type="float" office:value="10900" calcext:value-type="float">
            <text:p>10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IGNANELLO” - Tignanello -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54.704067" calcext:value-type="float">
            <text:p>54,704067</text:p>
          </table:table-cell>
          <table:table-cell table:formula="of:=[.I153]*100" office:value-type="float" office:value="11800" calcext:value-type="float">
            <text:p>11800</text:p>
          </table:table-cell>
          <table:table-cell office:value-type="string" calcext:value-type="string">
            <text:p>6 x 2021</text:p>
          </table:table-cell>
          <table:table-cell office:value-type="string" calcext:value-type="string">
            <text:p>2 x 2020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IGNANELLO” - Tignanello -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54.704067" calcext:value-type="float">
            <text:p>54,704067</text:p>
          </table:table-cell>
          <table:table-cell table:formula="of:=[.I154]*100" office:value-type="float" office:value="11800" calcext:value-type="float">
            <text:p>11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IGNANELLO” - Tignanello -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54.704067" calcext:value-type="float">
            <text:p>54,704067</text:p>
          </table:table-cell>
          <table:table-cell table:formula="of:=[.I155]*100" office:value-type="float" office:value="11800" calcext:value-type="float">
            <text:p>11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IGNANELLO” - Tignanello - ANTINOr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54.704067" calcext:value-type="float">
            <text:p>54,704067</text:p>
          </table:table-cell>
          <table:table-cell table:formula="of:=[.I156]*100" office:value-type="float" office:value="24000" calcext:value-type="float">
            <text:p>24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Luce” Tenuta Luce</text:p>
          </table:table-cell>
          <table:table-cell/>
          <table:table-cell office:value-type="string" calcext:value-type="string">
            <text:p>James Suckling 99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Tenuta Luce</text:p>
          </table:table-cell>
          <table:table-cell office:value-type="float" office:value="62.028584" calcext:value-type="float">
            <text:p>62,028584</text:p>
          </table:table-cell>
          <table:table-cell table:formula="of:=[.I157]*100" office:value-type="float" office:value="15800" calcext:value-type="float">
            <text:p>15800</text:p>
          </table:table-cell>
          <table:table-cell office:value-type="string" calcext:value-type="string">
            <text:p>3 x 2020</text:p>
          </table:table-cell>
          <table:table-cell office:value-type="string" calcext:value-type="string">
            <text:p>3 x 2021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Luce” Tenuta Luce</text:p>
          </table:table-cell>
          <table:table-cell/>
          <table:table-cell office:value-type="string" calcext:value-type="string">
            <text:p>James Suckling 99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Tenuta Luce</text:p>
          </table:table-cell>
          <table:table-cell office:value-type="float" office:value="62.028584" calcext:value-type="float">
            <text:p>62,028584</text:p>
          </table:table-cell>
          <table:table-cell table:formula="of:=[.I158]*100" office:value-type="float" office:value="15800" calcext:value-type="float">
            <text:p>15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Luce” Tenuta Luce</text:p>
          </table:table-cell>
          <table:table-cell/>
          <table:table-cell office:value-type="string" calcext:value-type="string">
            <text:p>James Suckling 99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Tenuta Luce</text:p>
          </table:table-cell>
          <table:table-cell office:value-type="float" office:value="62.028584" calcext:value-type="float">
            <text:p>62,028584</text:p>
          </table:table-cell>
          <table:table-cell table:formula="of:=[.I159]*100" office:value-type="float" office:value="15800" calcext:value-type="float">
            <text:p>15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ORNELLAIA” IL VIGORE BOLGHERI SUPERIO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t84z2nc5cd3spjanz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Vigore</text:p>
          </table:table-cell>
          <table:table-cell office:value-type="string" calcext:value-type="string">
            <text:p>Ornellaia</text:p>
          </table:table-cell>
          <table:table-cell office:value-type="float" office:value="41.922043" calcext:value-type="float">
            <text:p>41,922043</text:p>
          </table:table-cell>
          <table:table-cell table:formula="of:=[.I160]*100" office:value-type="float" office:value="25500" calcext:value-type="float">
            <text:p>25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ORNELLAIA” IL VIGORE BOLGHERI SUPERIOR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84z2nc5cd3spjanz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Vigore</text:p>
          </table:table-cell>
          <table:table-cell office:value-type="string" calcext:value-type="string">
            <text:p>Ornellaia</text:p>
          </table:table-cell>
          <table:table-cell office:value-type="float" office:value="41.922043" calcext:value-type="float">
            <text:p>41,922043</text:p>
          </table:table-cell>
          <table:table-cell table:formula="of:=[.I161]*100" office:value-type="float" office:value="50000" calcext:value-type="float">
            <text:p>50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ORNELLAIA” IL VIGORE BOLGHERI SUPERIORE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16" calcext:value-type="float">
            <text:p>2016</text:p>
          </table:table-cell>
          <table:table-cell table:style-name="ce8" office:value-type="float" office:value="1650" calcext:value-type="float">
            <text:p>1.6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84z2nc5cd3spjanz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Vigore</text:p>
          </table:table-cell>
          <table:table-cell office:value-type="string" calcext:value-type="string">
            <text:p>Ornellaia</text:p>
          </table:table-cell>
          <table:table-cell office:value-type="float" office:value="41.922043" calcext:value-type="float">
            <text:p>41,922043</text:p>
          </table:table-cell>
          <table:table-cell table:formula="of:=[.I162]*100" office:value-type="float" office:value="165000" calcext:value-type="float">
            <text:p>16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ito Moresco” Nebbiolo Barbera - Merlot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 Langhe</text:p>
          </table:table-cell>
          <table:table-cell office:value-type="string" calcext:value-type="string">
            <text:p>Gaja</text:p>
          </table:table-cell>
          <table:table-cell office:value-type="float" office:value="42.069366" calcext:value-type="float">
            <text:p>42,069366</text:p>
          </table:table-cell>
          <table:table-cell table:formula="of:=[.I163]*100" office:value-type="float" office:value="7900" calcext:value-type="float">
            <text:p>7900</text:p>
          </table:table-cell>
          <table:table-cell office:value-type="string" calcext:value-type="string">
            <text:p>9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ito Moresco” Nebbiolo Barbera - Merlot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 Langhe</text:p>
          </table:table-cell>
          <table:table-cell office:value-type="string" calcext:value-type="string">
            <text:p>Gaja</text:p>
          </table:table-cell>
          <table:table-cell office:value-type="float" office:value="42.069366" calcext:value-type="float">
            <text:p>42,069366</text:p>
          </table:table-cell>
          <table:table-cell table:formula="of:=[.I164]*100" office:value-type="float" office:value="7900" calcext:value-type="float">
            <text:p>7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-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1.459957" calcext:value-type="float">
            <text:p>31,459957</text:p>
          </table:table-cell>
          <table:table-cell table:formula="of:=[.I165]*100" office:value-type="float" office:value="25000" calcext:value-type="float">
            <text:p>2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DARMAGI -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 Langhe</text:p>
          </table:table-cell>
          <table:table-cell office:value-type="string" calcext:value-type="string">
            <text:p>Gaja</text:p>
          </table:table-cell>
          <table:table-cell office:value-type="float" office:value="36.93362" calcext:value-type="float">
            <text:p>36,93362</text:p>
          </table:table-cell>
          <table:table-cell table:formula="of:=[.I166]*100" office:value-type="float" office:value="29000" calcext:value-type="float">
            <text:p>2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- PIETRO DEL CERO CA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etro Dal Cero Amarone della Valpolicella</text:p>
          </table:table-cell>
          <table:table-cell office:value-type="string" calcext:value-type="string">
            <text:p>Cà dei Frati</text:p>
          </table:table-cell>
          <table:table-cell office:value-type="float" office:value="56.100227" calcext:value-type="float">
            <text:p>56,100227</text:p>
          </table:table-cell>
          <table:table-cell table:formula="of:=[.I167]*100" office:value-type="float" office:value="11800" calcext:value-type="float">
            <text:p>11800</text:p>
          </table:table-cell>
          <table:table-cell office:value-type="string" calcext:value-type="string">
            <text:p>5 x 2015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- PIETRO DEL CERO CA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etro Dal Cero Amarone della Valpolicella</text:p>
          </table:table-cell>
          <table:table-cell office:value-type="string" calcext:value-type="string">
            <text:p>Cà dei Frati</text:p>
          </table:table-cell>
          <table:table-cell office:value-type="float" office:value="56.100227" calcext:value-type="float">
            <text:p>56,100227</text:p>
          </table:table-cell>
          <table:table-cell table:formula="of:=[.I168]*100" office:value-type="float" office:value="11800" calcext:value-type="float">
            <text:p>11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Merott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mnpz53trpyg2j9wb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Cabernet Sauvignon</text:p>
          </table:table-cell>
          <table:table-cell office:value-type="string" calcext:value-type="string">
            <text:p>Merotto</text:p>
          </table:table-cell>
          <table:table-cell office:value-type="float" office:value="33.417118" calcext:value-type="float">
            <text:p>33,417118</text:p>
          </table:table-cell>
          <table:table-cell table:formula="of:=[.I169]*100" office:value-type="float" office:value="7100" calcext:value-type="float">
            <text:p>71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Merott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mnpz53trpyg2j9wb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Cabernet Sauvignon</text:p>
          </table:table-cell>
          <table:table-cell office:value-type="string" calcext:value-type="string">
            <text:p>Merotto</text:p>
          </table:table-cell>
          <table:table-cell office:value-type="float" office:value="33.417118" calcext:value-type="float">
            <text:p>33,417118</text:p>
          </table:table-cell>
          <table:table-cell table:formula="of:=[.I170]*100" office:value-type="float" office:value="23000" calcext:value-type="float">
            <text:p>23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Merotto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mnpz53trpyg2j9wb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Cabernet Sauvignon</text:p>
          </table:table-cell>
          <table:table-cell office:value-type="string" calcext:value-type="string">
            <text:p>Merotto</text:p>
          </table:table-cell>
          <table:table-cell office:value-type="float" office:value="33.417118" calcext:value-type="float">
            <text:p>33,417118</text:p>
          </table:table-cell>
          <table:table-cell table:formula="of:=[.I171]*100" office:value-type="float" office:value="29000" calcext:value-type="float">
            <text:p>2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trada diciassettesalme etna cattane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thqgny88c4v2vf0vw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Contrada Diciassettesalme Rosso</text:p>
          </table:table-cell>
          <table:table-cell office:value-type="string" calcext:value-type="string">
            <text:p>Cottanera</text:p>
          </table:table-cell>
          <table:table-cell office:value-type="float" office:value="51.31506" calcext:value-type="float">
            <text:p>51,31506</text:p>
          </table:table-cell>
          <table:table-cell table:formula="of:=[.I172]*100" office:value-type="float" office:value="3800" calcext:value-type="float">
            <text:p>3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calle al fico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t852mghyjybtvaxx7p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le Al Fico Toscana</text:p>
          </table:table-cell>
          <table:table-cell office:value-type="string" calcext:value-type="string">
            <text:p>Petra</text:p>
          </table:table-cell>
          <table:table-cell office:value-type="float" office:value="39.268456" calcext:value-type="float">
            <text:p>39,268456</text:p>
          </table:table-cell>
          <table:table-cell table:formula="of:=[.I173]*100" office:value-type="float" office:value="4200" calcext:value-type="float">
            <text:p>4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74]*100" office:value-type="float" office:value="29000" calcext:value-type="float">
            <text:p>2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75]*100" office:value-type="float" office:value="30000" calcext:value-type="float">
            <text:p>30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76]*100" office:value-type="float" office:value="31000" calcext:value-type="float">
            <text:p>31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77]*100" office:value-type="float" office:value="32000" calcext:value-type="float">
            <text:p>32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78]*100" office:value-type="float" office:value="39000" calcext:value-type="float">
            <text:p>3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79]*100" office:value-type="float" office:value="40000" calcext:value-type="float">
            <text:p>40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80]*100" office:value-type="float" office:value="41000" calcext:value-type="float">
            <text:p>41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81]*100" office:value-type="float" office:value="42000" calcext:value-type="float">
            <text:p>42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Südtiroler Sekt Brut Riserva „36“ Kellerei Mer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8.857716" calcext:value-type="float">
            <text:p>48,857716</text:p>
          </table:table-cell>
          <table:table-cell table:formula="of:=[.I182]*100" office:value-type="float" office:value="8800" calcext:value-type="float">
            <text:p>8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“Comitissa” Pas Dosé Riserva - Südtirol DOC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f3cmbts4w0cgbm09zbfrj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s Dosè Riserva</text:p>
          </table:table-cell>
          <table:table-cell office:value-type="string" calcext:value-type="string">
            <text:p>Comitissa</text:p>
          </table:table-cell>
          <table:table-cell office:value-type="float" office:value="45.439007" calcext:value-type="float">
            <text:p>45,439007</text:p>
          </table:table-cell>
          <table:table-cell table:formula="of:=[.I183]*100" office:value-type="float" office:value="9600" calcext:value-type="float">
            <text:p>9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“FRANCIACORTA” CA‘ DEL BOSC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ccghc75cyecdekrc9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</text:p>
          </table:table-cell>
          <table:table-cell office:value-type="string" calcext:value-type="string">
            <text:p>Ca' del Bosco</text:p>
          </table:table-cell>
          <table:table-cell office:value-type="float" office:value="35.184395" calcext:value-type="float">
            <text:p>35,184395</text:p>
          </table:table-cell>
          <table:table-cell table:formula="of:=[.I184]*100" office:value-type="float" office:value="11400" calcext:value-type="float">
            <text:p>11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“LUGANA” - CA DEI FRA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21816c7pdatn9v5f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 Frati Lugana</text:p>
          </table:table-cell>
          <table:table-cell office:value-type="string" calcext:value-type="string">
            <text:p>Cà dei Frati</text:p>
          </table:table-cell>
          <table:table-cell office:value-type="float" office:value="47.855896" calcext:value-type="float">
            <text:p>47,855896</text:p>
          </table:table-cell>
          <table:table-cell table:formula="of:=[.I185]*100" office:value-type="float" office:value="6400" calcext:value-type="float">
            <text:p>6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„Stoan“ Kellerei Trami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0.096176" calcext:value-type="float">
            <text:p>40,096176</text:p>
          </table:table-cell>
          <table:table-cell table:formula="of:=[.I186]*100" office:value-type="float" office:value="8400" calcext:value-type="float">
            <text:p>8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Sylvaner „Alte Reben“ Pacher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zm2wzyfdmfvtvp7c8x5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Alte Reben</text:p>
          </table:table-cell>
          <table:table-cell office:value-type="string" calcext:value-type="string">
            <text:p>Pacherhof</text:p>
          </table:table-cell>
          <table:table-cell office:value-type="float" office:value="47.112045" calcext:value-type="float">
            <text:p>47,112045</text:p>
          </table:table-cell>
          <table:table-cell table:formula="of:=[.I187]*100" office:value-type="float" office:value="9400" calcext:value-type="float">
            <text:p>9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SAUVIGNON “QUARZ” -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formula="of:=[.I188]*100" office:value-type="float" office:value="17000" calcext:value-type="float">
            <text:p>17000</text:p>
          </table:table-cell>
          <table:table-cell office:value-type="string" calcext:value-type="string">
            <text:p>1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SAUVIGNON “QUARZ” -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formula="of:=[.I189]*100" office:value-type="float" office:value="17000" calcext:value-type="float">
            <text:p>17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pino grigio st. michael eppan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kpj16tf3ed9mnxc7m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t. Michael-Eppan</text:p>
          </table:table-cell>
          <table:table-cell office:value-type="float" office:value="42.29632" calcext:value-type="float">
            <text:p>42,29632</text:p>
          </table:table-cell>
          <table:table-cell table:formula="of:=[.I190]*100" office:value-type="float" office:value="20000" calcext:value-type="float">
            <text:p>20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“Trattmann” Pinot Noir Riserva Kellerei Gi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ttmann Pinot Noir Riserva</text:p>
          </table:table-cell>
          <table:table-cell office:value-type="string" calcext:value-type="string">
            <text:p>Girlan</text:p>
          </table:table-cell>
          <table:table-cell office:value-type="float" office:value="43.65086" calcext:value-type="float">
            <text:p>43,65086</text:p>
          </table:table-cell>
          <table:table-cell table:formula="of:=[.I191]*100" office:value-type="float" office:value="12200" calcext:value-type="float">
            <text:p>12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ERLOT RISERVA „KRESSFELD“ - WEINGUT KORNELL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essfeld Merlot Riserva</text:p>
          </table:table-cell>
          <table:table-cell office:value-type="string" calcext:value-type="string">
            <text:p>Kornell</text:p>
          </table:table-cell>
          <table:table-cell office:value-type="float" office:value="45.342125" calcext:value-type="float">
            <text:p>45,342125</text:p>
          </table:table-cell>
          <table:table-cell table:formula="of:=[.I192]*100" office:value-type="float" office:value="17200" calcext:value-type="float">
            <text:p>17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Merlot “KUNST.STÜCK” RISERVA DOC <text:s/>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zm23n4bsypkqs0cvt08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nst.Stück Merlot Riserva</text:p>
          </table:table-cell>
          <table:table-cell office:value-type="string" calcext:value-type="string">
            <text:p>Kaltern</text:p>
          </table:table-cell>
          <table:table-cell office:value-type="float" office:value="42.020145" calcext:value-type="float">
            <text:p>42,020145</text:p>
          </table:table-cell>
          <table:table-cell table:formula="of:=[.I193]*100" office:value-type="float" office:value="17500" calcext:value-type="float">
            <text:p>17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GREIN RISERVA “TABER” -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5.4915" calcext:value-type="float">
            <text:p>45,4915</text:p>
          </table:table-cell>
          <table:table-cell table:formula="of:=[.I194]*100" office:value-type="float" office:value="14400" calcext:value-type="float">
            <text:p>14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LAGREIN RISERVA “PORPHYR” -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Terlan (Terlano)</text:p>
          </table:table-cell>
          <table:table-cell office:value-type="float" office:value="58.44566" calcext:value-type="float">
            <text:p>58,44566</text:p>
          </table:table-cell>
          <table:table-cell table:formula="of:=[.I195]*100" office:value-type="float" office:value="15400" calcext:value-type="float">
            <text:p>15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“AMISTAR” CUVÉE MAGNUM - PETER SÖLVA</text:p>
          </table:table-cell>
          <table:table-cell/>
          <table:table-cell office:value-type="string" calcext:value-type="string">
            <text:p>WineHunter Award Platinum &amp; Gold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 Cuvèe</text:p>
          </table:table-cell>
          <table:table-cell office:value-type="string" calcext:value-type="string">
            <text:p>Peter Sölva</text:p>
          </table:table-cell>
          <table:table-cell office:value-type="float" office:value="43.297096" calcext:value-type="float">
            <text:p>43,297096</text:p>
          </table:table-cell>
          <table:table-cell table:formula="of:=[.I196]*100" office:value-type="float" office:value="10800" calcext:value-type="float">
            <text:p>10800</text:p>
          </table:table-cell>
          <table:table-cell office:value-type="string" calcext:value-type="string">
            <text:p>1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“AMISTAR” CUVÉE MAGNUM - PETER SÖLVA</text:p>
          </table:table-cell>
          <table:table-cell/>
          <table:table-cell office:value-type="string" calcext:value-type="string">
            <text:p>WineHunter Award Platinum &amp; Gold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 Cuvèe</text:p>
          </table:table-cell>
          <table:table-cell office:value-type="string" calcext:value-type="string">
            <text:p>Peter Sölva</text:p>
          </table:table-cell>
          <table:table-cell office:value-type="float" office:value="43.297096" calcext:value-type="float">
            <text:p>43,297096</text:p>
          </table:table-cell>
          <table:table-cell table:formula="of:=[.I197]*100" office:value-type="float" office:value="10800" calcext:value-type="float">
            <text:p>10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„Anticus“ Merlot Cabernet Riserva Kellerei Nals - Magreid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49.774136" calcext:value-type="float">
            <text:p>49,774136</text:p>
          </table:table-cell>
          <table:table-cell table:formula="of:=[.I198]*100" office:value-type="float" office:value="13200" calcext:value-type="float">
            <text:p>13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villa antinori chianti classic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sxjbxzsnqdzshxape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Chianti Classico</text:p>
          </table:table-cell>
          <table:table-cell office:value-type="string" calcext:value-type="string">
            <text:p>Antinori</text:p>
          </table:table-cell>
          <table:table-cell office:value-type="float" office:value="46.155254" calcext:value-type="float">
            <text:p>46,155254</text:p>
          </table:table-cell>
          <table:table-cell table:formula="of:=[.I199]*100" office:value-type="float" office:value="27000" calcext:value-type="float">
            <text:p>27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fomtalloro toscana felsina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ontalloro</text:p>
          </table:table-cell>
          <table:table-cell office:value-type="string" calcext:value-type="string">
            <text:p>Fèlsina</text:p>
          </table:table-cell>
          <table:table-cell office:value-type="float" office:value="41.346043" calcext:value-type="float">
            <text:p>41,346043</text:p>
          </table:table-cell>
          <table:table-cell table:formula="of:=[.I200]*100" office:value-type="float" office:value="25000" calcext:value-type="float">
            <text:p>2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“TIGNANELLO” - ANTInori TOSKAN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38.303463" calcext:value-type="float">
            <text:p>38,303463</text:p>
          </table:table-cell>
          <table:table-cell table:formula="of:=[.I201]*100" office:value-type="float" office:value="23800" calcext:value-type="float">
            <text:p>23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podere le ripi Amar d. fallia <text:s/>toscana rosso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avwef7ya7xsapjneazpzm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Ripi Toscana</text:p>
          </table:table-cell>
          <table:table-cell office:value-type="string" calcext:value-type="string">
            <text:p>Podere le Ripi</text:p>
          </table:table-cell>
          <table:table-cell office:value-type="float" office:value="49.726177" calcext:value-type="float">
            <text:p>49,726177</text:p>
          </table:table-cell>
          <table:table-cell table:formula="of:=[.I202]*100" office:value-type="float" office:value="29000" calcext:value-type="float">
            <text:p>2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-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dgjjpdxvted1cpey4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Moscato Giallo</text:p>
          </table:table-cell>
          <table:table-cell office:value-type="string" calcext:value-type="string">
            <text:p>Kaltern</text:p>
          </table:table-cell>
          <table:table-cell office:value-type="float" office:value="31.945658" calcext:value-type="float">
            <text:p>31,945658</text:p>
          </table:table-cell>
          <table:table-cell table:formula="of:=[.I203]*100" office:value-type="float" office:value="2600" calcext:value-type="float">
            <text:p>2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üdtiroler Moscato „Rosa“ Castel Salegg Limited Editio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sxmw6nhm703kat91s5t3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</text:p>
          </table:table-cell>
          <table:table-cell office:value-type="string" calcext:value-type="string">
            <text:p>Castel Sallegg</text:p>
          </table:table-cell>
          <table:table-cell office:value-type="float" office:value="40.26851" calcext:value-type="float">
            <text:p>40,26851</text:p>
          </table:table-cell>
          <table:table-cell table:formula="of:=[.I204]*100" office:value-type="float" office:value="5900" calcext:value-type="float">
            <text:p>5900</text:p>
          </table:table-cell>
          <table:table-cell table:number-columns-repeated="1005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_1.H1:Sheet_1.K1 Sheet_1.H2:Sheet_1.J204">
            <calcext:condition calcext:apply-style-name="cf6" calcext:value="formula-is([.H1]=0)" calcext:base-cell-address="Sheet_1.H1"/>
          </calcext:conditional-format>
          <calcext:conditional-format calcext:target-range-address="Sheet_1.A2:Sheet_1.K1048576">
            <calcext:condition calcext:apply-style-name="Neutral" calcext:value="formula-is(AND([.$D2]=[.$D1]; [.$G2]=[.$G1]))" calcext:base-cell-address="Sheet_1.A2"/>
          </calcext:conditional-format>
        </calcext:conditional-formats>
      </table:table>
      <table:table table:name="Sheet_2" table:style-name="ta1">
        <office:forms form:automatic-focus="false" form:apply-design-mode="false"/>
        <table:table-column table:style-name="co12" table:default-cell-style-name="ce20"/>
        <table:table-column table:style-name="co2" table:default-cell-style-name="ce20"/>
        <table:table-column table:style-name="co13" table:default-cell-style-name="ce20"/>
        <table:table-column table:style-name="co2" table:default-cell-style-name="ce20"/>
        <table:table-column table:style-name="co14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2" table:default-cell-style-name="ce20"/>
        <table:table-column table:style-name="co9" table:default-cell-style-name="ce20"/>
        <table:table-column table:style-name="co2" table:number-columns-repeated="3" table:default-cell-style-name="ce20"/>
        <table:table-column table:style-name="co2" table:number-columns-repeated="1008" table:default-cell-style-name="ce1"/>
        <table:table-column table:style-name="co11" table:default-cell-style-name="ce1"/>
        <table:table-row table:style-name="ro1"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tched_id</text:p>
          </table:table-cell>
          <table:table-cell table:style-name="ce2" office:value-type="string" calcext:value-type="string">
            <text:p>external_i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winery_name</text:p>
          </table:table-cell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size</text:p>
          </table:table-cell>
          <table:table-cell table:style-name="ce24" office:value-type="string" calcext:value-type="string">
            <text:p>vintage</text:p>
          </table:table-cell>
          <table:table-cell table:style-name="ce24" office:value-type="string" calcext:value-type="string">
            <text:p>price_eur</text:p>
          </table:table-cell>
          <table:table-cell table:style-name="ce24" office:value-type="string" calcext:value-type="string">
            <text:p>purchase_price</text:p>
          </table:table-cell>
          <table:table-cell table:style-name="ce24" office:value-type="string" calcext:value-type="string">
            <text:p>quantity</text:p>
          </table:table-cell>
          <table:table-cell table:style-name="ce2" office:value-type="string" calcext:value-type="string">
            <text:p>storage_area</text:p>
          </table:table-cell>
          <table:table-cell table:style-name="ce2" office:value-type="string" calcext:value-type="string">
            <text:p>internal_notes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notizen</text:p>
          </table:table-cell>
          <table:table-cell table:style-name="ce2" table:number-columns-repeated="1008"/>
        </table:table-row>
        <table:table-row table:style-name="ro1">
          <table:table-cell table:formula="of:=IF(ISBLANK([.B2]); &quot;&quot;; 1)" office:value-type="float" office:value="1" calcext:value-type="float">
            <text:p>1</text:p>
          </table:table-cell>
          <table:table-cell office:value-type="string" calcext:value-type="string">
            <text:p>wine_01h0sq494wn3fzrae5avkkf6m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-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2]*100" office:value-type="float" office:value="4700" calcext:value-type="float">
            <text:p>4700</text:p>
          </table:table-cell>
          <table:table-cell office:value-type="string" calcext:value-type="string">
            <text:p>5 x 2019</text:p>
          </table:table-cell>
          <table:table-cell table:number-columns-repeated="1008"/>
        </table:table-row>
        <table:table-row table:style-name="ro1">
          <table:table-cell table:formula="of:=IF(ISBLANK([.B3]); &quot;&quot;; 1)" office:value-type="float" office:value="1" calcext:value-type="float">
            <text:p>1</text:p>
          </table:table-cell>
          <table:table-cell office:value-type="string" calcext:value-type="string">
            <text:p>wine_01h0sq494wn3fzrae5avkkf6m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-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/>
          <table:table-cell table:formula="of:=[.J3]*100" office:value-type="float" office:value="4700" calcext:value-type="float">
            <text:p>4700</text:p>
          </table:table-cell>
          <table:table-cell table:number-columns-repeated="1009"/>
        </table:table-row>
        <table:table-row table:style-name="ro1">
          <table:table-cell table:formula="of:=IF(ISBLANK([.B4]); &quot;&quot;; 1)" office:value-type="float" office:value="1" calcext:value-type="float">
            <text:p>1</text:p>
          </table:table-cell>
          <table:table-cell office:value-type="string" calcext:value-type="string">
            <text:p>wine_01hbdnwg9520pzpkqx31n2978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„Rarity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4]*100" office:value-type="float" office:value="19500" calcext:value-type="float">
            <text:p>19500</text:p>
          </table:table-cell>
          <table:table-cell office:value-type="string" calcext:value-type="string">
            <text:p>1 x 2009</text:p>
          </table:table-cell>
          <table:table-cell office:value-type="string" calcext:value-type="string">
            <text:p>2 x 2011</text:p>
          </table:table-cell>
          <table:table-cell table:number-columns-repeated="1007"/>
        </table:table-row>
        <table:table-row table:style-name="ro1">
          <table:table-cell table:formula="of:=IF(ISBLANK([.B5]); &quot;&quot;; 1)" office:value-type="float" office:value="1" calcext:value-type="float">
            <text:p>1</text:p>
          </table:table-cell>
          <table:table-cell office:value-type="string" calcext:value-type="string">
            <text:p>wine_01hbdnwg9520pzpkqx31n2978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„Rarity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5]*100" office:value-type="float" office:value="19500" calcext:value-type="float">
            <text:p>19500</text:p>
          </table:table-cell>
          <table:table-cell table:number-columns-repeated="1009"/>
        </table:table-row>
        <table:table-row table:style-name="ro1">
          <table:table-cell table:formula="of:=IF(ISBLANK([.B6]); &quot;&quot;; 1)" office:value-type="float" office:value="1" calcext:value-type="float">
            <text:p>1</text:p>
          </table:table-cell>
          <table:table-cell office:value-type="string" calcext:value-type="string">
            <text:p>wine_01hbdnwg9520pzpkqx31n2978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„Rarity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6]*100" office:value-type="float" office:value="19500" calcext:value-type="float">
            <text:p>19500</text:p>
          </table:table-cell>
          <table:table-cell table:number-columns-repeated="1009"/>
        </table:table-row>
        <table:table-row table:style-name="ro1">
          <table:table-cell table:formula="of:=IF(ISBLANK([.B7]); &quot;&quot;; 1)" office:value-type="float" office:value="1" calcext:value-type="float">
            <text:p>1</text:p>
          </table:table-cell>
          <table:table-cell office:value-type="string" calcext:value-type="string">
            <text:p>wine_01h0sq48vhhn1brkpy620a1fy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-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/>
          <table:table-cell table:formula="of:=[.J7]*100" office:value-type="float" office:value="3800" calcext:value-type="float">
            <text:p>3800</text:p>
          </table:table-cell>
          <table:table-cell table:number-columns-repeated="1009"/>
        </table:table-row>
        <table:table-row table:style-name="ro1">
          <table:table-cell table:formula="of:=IF(ISBLANK([.B8]); &quot;&quot;; 1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ssagne Montrachet Lamy Pil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/>
          <table:table-cell table:formula="of:=[.J8]*100" office:value-type="float" office:value="10400" calcext:value-type="float">
            <text:p>10400</text:p>
          </table:table-cell>
          <table:table-cell table:number-columns-repeated="1009"/>
        </table:table-row>
        <table:table-row table:style-name="ro1">
          <table:table-cell table:formula="of:=IF(ISBLANK([.B9]); &quot;&quot;; 1)">
            <text:p/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teau Grand Corbin Despagne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/>
          <table:table-cell table:formula="of:=[.J9]*100" office:value-type="float" office:value="8700" calcext:value-type="float">
            <text:p>8700</text:p>
          </table:table-cell>
          <table:table-cell table:number-columns-repeated="1009"/>
        </table:table-row>
        <table:table-row table:style-name="ro1">
          <table:table-cell table:formula="of:=IF(ISBLANK([.B10]); &quot;&quot;; 1)">
            <text:p/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teau Grand Corbin Despagne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/>
          <table:table-cell table:formula="of:=[.J10]*100" office:value-type="float" office:value="9300" calcext:value-type="float">
            <text:p>9300</text:p>
          </table:table-cell>
          <table:table-cell table:number-columns-repeated="1009"/>
        </table:table-row>
        <table:table-row table:style-name="ro1">
          <table:table-cell table:formula="of:=IF(ISBLANK([.B11]); &quot;&quot;; 1)">
            <text:p/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hateau Talbot (4éme cru classé)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/>
          <table:table-cell table:formula="of:=[.J11]*100" office:value-type="float" office:value="15000" calcext:value-type="float">
            <text:p>15000</text:p>
          </table:table-cell>
          <table:table-cell table:number-columns-repeated="1009"/>
        </table:table-row>
        <table:table-row table:style-name="ro1">
          <table:table-cell table:formula="of:=IF(ISBLANK([.B12]); &quot;&quot;; 1)">
            <text:p/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hateau Lynch Bages 5eme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/>
          <table:table-cell table:formula="of:=[.J12]*100" office:value-type="float" office:value="21900" calcext:value-type="float">
            <text:p>21900</text:p>
          </table:table-cell>
          <table:table-cell table:number-columns-repeated="1009"/>
        </table:table-row>
        <table:table-row table:style-name="ro1">
          <table:table-cell table:formula="of:=IF(ISBLANK([.B13]); &quot;&quot;; 1)" office:value-type="float" office:value="1" calcext:value-type="float">
            <text:p>1</text:p>
          </table:table-cell>
          <table:table-cell office:value-type="string" calcext:value-type="string">
            <text:p>wine_01gzr4ktnt2fyvhxdcpdmzf0m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âteau Daugay Saint-Émilion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6" calcext:value-type="float">
            <text:p>2016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/>
          <table:table-cell table:formula="of:=[.J13]*1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IF(ISBLANK([.B14]); &quot;&quot;; 1)" office:value-type="float" office:value="1" calcext:value-type="float">
            <text:p>1</text:p>
          </table:table-cell>
          <table:table-cell office:value-type="string" calcext:value-type="string">
            <text:p>wine_01gzr4ksd78ehmmtvanytr2t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arillon d’Angelus - Saint-Emilion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5" calcext:value-type="float">
            <text:p>201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/>
          <table:table-cell table:formula="of:=[.J14]*1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IF(ISBLANK([.B15]); &quot;&quot;; 1)" office:value-type="float" office:value="1" calcext:value-type="float">
            <text:p>1</text:p>
          </table:table-cell>
          <table:table-cell office:value-type="string" calcext:value-type="string">
            <text:p>wine_01h4pmmgzhpe7y4jsmk8wsmd6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HATEAU PIBRAN PAULILLA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1" calcext:value-type="float">
            <text:p>20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/>
          <table:table-cell table:formula="of:=[.J15]*1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IF(ISBLANK([.B16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7" calcext:value-type="float">
            <text:p>57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/>
          <table:table-cell table:formula="of:=[.J16]*100" office:value-type="float" office:value="5700" calcext:value-type="float">
            <text:p>5700</text:p>
          </table:table-cell>
          <table:table-cell table:number-columns-repeated="1009"/>
        </table:table-row>
        <table:table-row table:style-name="ro1">
          <table:table-cell table:formula="of:=IF(ISBLANK([.B17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0" calcext:value-type="float">
            <text:p>11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/>
          <table:table-cell table:formula="of:=[.J17]*100" office:value-type="float" office:value="11000" calcext:value-type="float">
            <text:p>11000</text:p>
          </table:table-cell>
          <table:table-cell table:number-columns-repeated="1009"/>
        </table:table-row>
        <table:table-row table:style-name="ro1">
          <table:table-cell table:formula="of:=IF(ISBLANK([.B18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18]*100" office:value-type="float" office:value="21500" calcext:value-type="float">
            <text:p>21500</text:p>
          </table:table-cell>
          <table:table-cell table:number-columns-repeated="1009"/>
        </table:table-row>
        <table:table-row table:style-name="ro1">
          <table:table-cell table:formula="of:=IF(ISBLANK([.B19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19]*100" office:value-type="float" office:value="59500" calcext:value-type="float">
            <text:p>59500</text:p>
          </table:table-cell>
          <table:table-cell table:number-columns-repeated="1009"/>
        </table:table-row>
        <table:table-row table:style-name="ro1">
          <table:table-cell table:formula="of:=IF(ISBLANK([.B20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SALMANAZAR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20]*100" office:value-type="float" office:value="83000" calcext:value-type="float">
            <text:p>83000</text:p>
          </table:table-cell>
          <table:table-cell table:number-columns-repeated="1009"/>
        </table:table-row>
        <table:table-row table:style-name="ro1">
          <table:table-cell table:formula="of:=IF(ISBLANK([.B21]); &quot;&quot;; 1)">
            <text:p/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LEGRAS &amp;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21]*100" office:value-type="float" office:value="6900" calcext:value-type="float">
            <text:p>6900</text:p>
          </table:table-cell>
          <table:table-cell table:number-columns-repeated="1009"/>
        </table:table-row>
        <table:table-row table:style-name="ro1">
          <table:table-cell table:formula="of:=IF(ISBLANK([.B22]); &quot;&quot;; 1)">
            <text:p/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LEGRAS &amp; HAAS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22]*100" office:value-type="float" office:value="4500" calcext:value-type="float">
            <text:p>4500</text:p>
          </table:table-cell>
          <table:table-cell table:number-columns-repeated="1009"/>
        </table:table-row>
        <table:table-row table:style-name="ro1">
          <table:table-cell table:formula="of:=IF(ISBLANK([.B23]); &quot;&quot;; 1)" office:value-type="float" office:value="1" calcext:value-type="float">
            <text:p>1</text:p>
          </table:table-cell>
          <table:table-cell office:value-type="string" calcext:value-type="string">
            <text:p>wine_01h0r2pq1m082yvd5nj668tj0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LIE Cuvee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/>
          <table:table-cell table:formula="of:=[.J23]*100" office:value-type="float" office:value="2500" calcext:value-type="float">
            <text:p>2500</text:p>
          </table:table-cell>
          <table:table-cell table:number-columns-repeated="1009"/>
        </table:table-row>
        <table:table-row table:style-name="ro1">
          <table:table-cell table:formula="of:=IF(ISBLANK([.B24]); &quot;&quot;; 1)">
            <text:p/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LAUBURGUNDER ROSÉ - INNERLEITERHOF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24]*100" office:value-type="float" office:value="3000" calcext:value-type="float">
            <text:p>3000</text:p>
          </table:table-cell>
          <table:table-cell table:number-columns-repeated="1009"/>
        </table:table-row>
        <table:table-row table:style-name="ro1">
          <table:table-cell table:formula="of:=IF(ISBLANK([.B25]); &quot;&quot;; 1)" office:value-type="float" office:value="1" calcext:value-type="float">
            <text:p>1</text:p>
          </table:table-cell>
          <table:table-cell office:value-type="string" calcext:value-type="string">
            <text:p>wine_01j220jqz5w8a4s3gbbxxd212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ROSE Rosé Cuvee Weingut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25]*100" office:value-type="float" office:value="3100" calcext:value-type="float">
            <text:p>3100</text:p>
          </table:table-cell>
          <table:table-cell table:number-columns-repeated="1009"/>
        </table:table-row>
        <table:table-row table:style-name="ro1">
          <table:table-cell table:formula="of:=IF(ISBLANK([.B26]); &quot;&quot;; 1)">
            <text:p/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- ANDI SÖL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26]*100" office:value-type="float" office:value="3400" calcext:value-type="float">
            <text:p>3400</text:p>
          </table:table-cell>
          <table:table-cell table:number-columns-repeated="1009"/>
        </table:table-row>
        <table:table-row table:style-name="ro1">
          <table:table-cell table:formula="of:=IF(ISBLANK([.B27]); &quot;&quot;; 1)" office:value-type="float" office:value="1" calcext:value-type="float">
            <text:p>1</text:p>
          </table:table-cell>
          <table:table-cell office:value-type="string" calcext:value-type="string">
            <text:p>wine_01h0qzm1tfvf6a3bpfs48vrqc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. Praesulis Gump 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/>
          <table:table-cell table:formula="of:=[.J27]*100" office:value-type="float" office:value="3800" calcext:value-type="float">
            <text:p>3800</text:p>
          </table:table-cell>
          <table:table-cell table:number-columns-repeated="1009"/>
        </table:table-row>
        <table:table-row table:style-name="ro1">
          <table:table-cell table:formula="of:=IF(ISBLANK([.B28]); &quot;&quot;; 1)" office:value-type="float" office:value="1" calcext:value-type="float">
            <text:p>1</text:p>
          </table:table-cell>
          <table:table-cell office:value-type="string" calcext:value-type="string">
            <text:p>wine_01h0qzm2wzyfdmfvtvp7c8x5f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„Alte Reben“ Pacher 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/>
          <table:table-cell table:formula="of:=[.J28]*100" office:value-type="float" office:value="4600" calcext:value-type="float">
            <text:p>4600</text:p>
          </table:table-cell>
          <table:table-cell table:number-columns-repeated="1009"/>
        </table:table-row>
        <table:table-row table:style-name="ro1">
          <table:table-cell table:formula="of:=IF(ISBLANK([.B29]); &quot;&quot;; 1)" office:value-type="float" office:value="1" calcext:value-type="float">
            <text:p>1</text:p>
          </table:table-cell>
          <table:table-cell office:value-type="string" calcext:value-type="string">
            <text:p>wine_01h0qzm2wzyfdmfvtvp7c8x5f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„Alte Reben“ Pacher 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29]*100" office:value-type="float" office:value="4600" calcext:value-type="float">
            <text:p>4600</text:p>
          </table:table-cell>
          <table:table-cell table:number-columns-repeated="1009"/>
        </table:table-row>
        <table:table-row table:style-name="ro1">
          <table:table-cell table:formula="of:=IF(ISBLANK([.B30]); &quot;&quot;; 1)">
            <text:p/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ÖNNHOFF „TONSCHIEFER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formula="of:=[.J30]*100" office:value-type="float" office:value="3700" calcext:value-type="float">
            <text:p>3700</text:p>
          </table:table-cell>
          <table:table-cell office:value-type="string" calcext:value-type="string">
            <text:p>2 x 2020</text:p>
          </table:table-cell>
          <table:table-cell table:number-columns-repeated="1008"/>
        </table:table-row>
        <table:table-row table:style-name="ro1">
          <table:table-cell table:formula="of:=IF(ISBLANK([.B31]); &quot;&quot;; 1)">
            <text:p/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ÖNNHOFF „TONSCHIEFER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31]*100" office:value-type="float" office:value="3700" calcext:value-type="float">
            <text:p>3700</text:p>
          </table:table-cell>
          <table:table-cell table:number-columns-repeated="1009"/>
        </table:table-row>
        <table:table-row table:style-name="ro1">
          <table:table-cell table:formula="of:=IF(ISBLANK([.B32]); &quot;&quot;; 1)" office:value-type="float" office:value="1" calcext:value-type="float">
            <text:p>1</text:p>
          </table:table-cell>
          <table:table-cell office:value-type="string" calcext:value-type="string">
            <text:p>wine_01h0qzm0axbqydzx212xvsedz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„VINSCHGAU“ - FALKENSTEIN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formula="of:=[.J32]*100" office:value-type="float" office:value="3800" calcext:value-type="float">
            <text:p>3800</text:p>
          </table:table-cell>
          <table:table-cell office:value-type="string" calcext:value-type="string">
            <text:p>7 x 2021</text:p>
          </table:table-cell>
          <table:table-cell table:number-columns-repeated="1008"/>
        </table:table-row>
        <table:table-row table:style-name="ro1">
          <table:table-cell table:formula="of:=IF(ISBLANK([.B33]); &quot;&quot;; 1)" office:value-type="float" office:value="1" calcext:value-type="float">
            <text:p>1</text:p>
          </table:table-cell>
          <table:table-cell office:value-type="string" calcext:value-type="string">
            <text:p>wine_01h0qzm0axbqydzx212xvsedz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„VINSCHGAU“ - FALKENSTEIN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/>
          <table:table-cell table:formula="of:=[.J33]*100" office:value-type="float" office:value="3800" calcext:value-type="float">
            <text:p>3800</text:p>
          </table:table-cell>
          <table:table-cell table:number-columns-repeated="1009"/>
        </table:table-row>
        <table:table-row table:style-name="ro1">
          <table:table-cell table:formula="of:=IF(ISBLANK([.B34]); &quot;&quot;; 1)" office:value-type="float" office:value="1" calcext:value-type="float">
            <text:p>1</text:p>
          </table:table-cell>
          <table:table-cell office:value-type="string" calcext:value-type="string">
            <text:p>wine_01h0qzm0ax45vx7esvkqhcztsw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naduron Falkenstei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34]*100" office:value-type="float" office:value="5800" calcext:value-type="float">
            <text:p>5800</text:p>
          </table:table-cell>
          <table:table-cell table:number-columns-repeated="1009"/>
        </table:table-row>
        <table:table-row table:style-name="ro1">
          <table:table-cell table:formula="of:=IF(ISBLANK([.B35]); &quot;&quot;; 1)" office:value-type="float" office:value="1" calcext:value-type="float">
            <text:p>1</text:p>
          </table:table-cell>
          <table:table-cell office:value-type="string" calcext:value-type="string">
            <text:p>wine_01h0sq47vezrd4vebp8esf2yb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„FELDMARSCHALL“ TIEFENBRUNNER</text:p>
          </table:table-cell>
          <table:table-cell/>
          <table:table-cell office:value-type="string" calcext:value-type="string">
            <text:p>Trebicchieri 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J35]*100" office:value-type="float" office:value="6000" calcext:value-type="float">
            <text:p>6000</text:p>
          </table:table-cell>
          <table:table-cell office:value-type="string" calcext:value-type="string">
            <text:p>6 x 2020</text:p>
          </table:table-cell>
          <table:table-cell table:number-columns-repeated="1008"/>
        </table:table-row>
        <table:table-row table:style-name="ro1">
          <table:table-cell table:formula="of:=IF(ISBLANK([.B36]); &quot;&quot;; 1)" office:value-type="float" office:value="1" calcext:value-type="float">
            <text:p>1</text:p>
          </table:table-cell>
          <table:table-cell office:value-type="string" calcext:value-type="string">
            <text:p>wine_01h0sq47vezrd4vebp8esf2yb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„FELDMARSCHALL“ TIEFENBRUNNER</text:p>
          </table:table-cell>
          <table:table-cell/>
          <table:table-cell office:value-type="string" calcext:value-type="string">
            <text:p>Trebicchieri 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J36]*100" office:value-type="float" office:value="6000" calcext:value-type="float">
            <text:p>6000</text:p>
          </table:table-cell>
          <table:table-cell table:number-columns-repeated="1009"/>
        </table:table-row>
        <table:table-row table:style-name="ro1">
          <table:table-cell table:formula="of:=IF(ISBLANK([.B37]); &quot;&quot;; 1)" office:value-type="float" office:value="1" calcext:value-type="float">
            <text:p>1</text:p>
          </table:table-cell>
          <table:table-cell office:value-type="string" calcext:value-type="string">
            <text:p>wine_01h0sq48vhws9pbek51kw1fe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Exclusiv der „Vollendete“ Ploner Marl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/>
          <table:table-cell table:formula="of:=[.J37]*100" office:value-type="float" office:value="6700" calcext:value-type="float">
            <text:p>6700</text:p>
          </table:table-cell>
          <table:table-cell office:value-type="string" calcext:value-type="string">
            <text:p>12 x 2021</text:p>
          </table:table-cell>
          <table:table-cell table:number-columns-repeated="1008"/>
        </table:table-row>
        <table:table-row table:style-name="ro1">
          <table:table-cell table:formula="of:=IF(ISBLANK([.B38]); &quot;&quot;; 1)" office:value-type="float" office:value="1" calcext:value-type="float">
            <text:p>1</text:p>
          </table:table-cell>
          <table:table-cell office:value-type="string" calcext:value-type="string">
            <text:p>wine_01h0sq48vhws9pbek51kw1fe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Exclusiv der „Vollendete“ Ploner Marl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/>
          <table:table-cell table:formula="of:=[.J38]*100" office:value-type="float" office:value="6700" calcext:value-type="float">
            <text:p>6700</text:p>
          </table:table-cell>
          <table:table-cell table:number-columns-repeated="1009"/>
        </table:table-row>
        <table:table-row table:style-name="ro1">
          <table:table-cell table:formula="of:=IF(ISBLANK([.B39]); &quot;&quot;; 1)" office:value-type="float" office:value="1" calcext:value-type="float">
            <text:p>1</text:p>
          </table:table-cell>
          <table:table-cell office:value-type="string" calcext:value-type="string">
            <text:p>wine_01gzr4ksn5pjxvcdzw8y12keg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TERLANER “I -Grande” Cuvèe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39]*100" office:value-type="float" office:value="24000" calcext:value-type="float">
            <text:p>24000</text:p>
          </table:table-cell>
          <table:table-cell office:value-type="string" calcext:value-type="string">
            <text:p>1 x 2019</text:p>
          </table:table-cell>
          <table:table-cell office:value-type="string" calcext:value-type="string">
            <text:p>1 x 2020</text:p>
          </table:table-cell>
          <table:table-cell office:value-type="string" calcext:value-type="string">
            <text:p>1 x 2021</text:p>
          </table:table-cell>
          <table:table-cell table:number-columns-repeated="1006"/>
        </table:table-row>
        <table:table-row table:style-name="ro1">
          <table:table-cell table:formula="of:=IF(ISBLANK([.B40]); &quot;&quot;; 1)" office:value-type="float" office:value="1" calcext:value-type="float">
            <text:p>1</text:p>
          </table:table-cell>
          <table:table-cell office:value-type="string" calcext:value-type="string">
            <text:p>wine_01gzr4ksn5pjxvcdzw8y12keg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TERLANER “I -Grande” Cuvèe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40]*100" office:value-type="float" office:value="24000" calcext:value-type="float">
            <text:p>24000</text:p>
          </table:table-cell>
          <table:table-cell table:number-columns-repeated="1009"/>
        </table:table-row>
        <table:table-row table:style-name="ro1">
          <table:table-cell table:formula="of:=IF(ISBLANK([.B41]); &quot;&quot;; 1)" office:value-type="float" office:value="1" calcext:value-type="float">
            <text:p>1</text:p>
          </table:table-cell>
          <table:table-cell office:value-type="string" calcext:value-type="string">
            <text:p>wine_01gzr4ksn5pjxvcdzw8y12keg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TERLANER “I -Grande” Cuvèe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41]*100" office:value-type="float" office:value="24000" calcext:value-type="float">
            <text:p>24000</text:p>
          </table:table-cell>
          <table:table-cell table:number-columns-repeated="1009"/>
        </table:table-row>
        <table:table-row table:style-name="ro1">
          <table:table-cell table:formula="of:=IF(ISBLANK([.B42]); &quot;&quot;; 1)" office:value-type="float" office:value="1" calcext:value-type="float">
            <text:p>1</text:p>
          </table:table-cell>
          <table:table-cell office:value-type="string" calcext:value-type="string">
            <text:p>wine_01gzr4ksn5pjxvcdzw8y12keg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TERLANER “I -Grande” Cuvèe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42]*100" office:value-type="float" office:value="24000" calcext:value-type="float">
            <text:p>24000</text:p>
          </table:table-cell>
          <table:table-cell table:number-columns-repeated="1009"/>
        </table:table-row>
        <table:table-row table:style-name="ro1">
          <table:table-cell table:formula="of:=IF(ISBLANK([.B43]); &quot;&quot;; 1)" office:value-type="float" office:value="1" calcext:value-type="float">
            <text:p>1</text:p>
          </table:table-cell>
          <table:table-cell office:value-type="string" calcext:value-type="string">
            <text:p>wine_01h4pmmfh512e49ytdxkctdsdq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Muri</text:p>
          </table:table-cell>
          <table:table-cell table:number-columns-repeated="2"/>
          <table:table-cell office:value-type="string" calcext:value-type="string">
            <text:p>LITER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/>
          <table:table-cell table:formula="of:=[.J43]*100" office:value-type="float" office:value="1800" calcext:value-type="float">
            <text:p>1800</text:p>
          </table:table-cell>
          <table:table-cell table:number-columns-repeated="1009"/>
        </table:table-row>
        <table:table-row table:style-name="ro1">
          <table:table-cell table:formula="of:=IF(ISBLANK([.B44]); &quot;&quot;; 1)" office:value-type="float" office:value="1" calcext:value-type="float">
            <text:p>1</text:p>
          </table:table-cell>
          <table:table-cell office:value-type="string" calcext:value-type="string">
            <text:p>wine_01gzr4ksn07qrknrg486gmvw5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„Der Pfannenstiel“ Pfannenstiel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44]*100" office:value-type="float" office:value="7900" calcext:value-type="float">
            <text:p>7900</text:p>
          </table:table-cell>
          <table:table-cell table:number-columns-repeated="1009"/>
        </table:table-row>
        <table:table-row table:style-name="ro1">
          <table:table-cell table:formula="of:=IF(ISBLANK([.B45]); &quot;&quot;; 1)" office:value-type="float" office:value="1" calcext:value-type="float">
            <text:p>1</text:p>
          </table:table-cell>
          <table:table-cell office:value-type="string" calcext:value-type="string">
            <text:p>wine_01havwefpyhcj37b1yfss2s6m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„Valpitan“ WEINGUT PFÖSTL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45]*100" office:value-type="float" office:value="4800" calcext:value-type="float">
            <text:p>4800</text:p>
          </table:table-cell>
          <table:table-cell table:number-columns-repeated="1009"/>
        </table:table-row>
        <table:table-row table:style-name="ro1">
          <table:table-cell table:formula="of:=IF(ISBLANK([.B46]); &quot;&quot;; 1)" office:value-type="float" office:value="1" calcext:value-type="float">
            <text:p>1</text:p>
          </table:table-cell>
          <table:table-cell office:value-type="string" calcext:value-type="string">
            <text:p>wine_01h0sq48vhqt4wdwg8jz9sj34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„Exclusiv seine Exzellenz“ Ploner Marl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46]*100" office:value-type="float" office:value="6600" calcext:value-type="float">
            <text:p>6600</text:p>
          </table:table-cell>
          <table:table-cell table:style-name="ce13" office:value-type="string" calcext:value-type="string">
            <text:p>7 x <text:s/>2018</text:p>
          </table:table-cell>
          <table:table-cell table:number-columns-repeated="1008"/>
        </table:table-row>
        <table:table-row table:style-name="ro1">
          <table:table-cell table:formula="of:=IF(ISBLANK([.B47]); &quot;&quot;; 1)" office:value-type="float" office:value="1" calcext:value-type="float">
            <text:p>1</text:p>
          </table:table-cell>
          <table:table-cell office:value-type="string" calcext:value-type="string">
            <text:p>wine_01h0sq48vhqt4wdwg8jz9sj34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„Exclusiv seine Exzellenz“ Ploner Marl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/>
          <table:table-cell table:formula="of:=[.J47]*100" office:value-type="float" office:value="6600" calcext:value-type="float">
            <text:p>6600</text:p>
          </table:table-cell>
          <table:table-cell table:number-columns-repeated="1009"/>
        </table:table-row>
        <table:table-row table:style-name="ro1">
          <table:table-cell table:formula="of:=IF(ISBLANK([.B48]); &quot;&quot;; 1)" office:value-type="float" office:value="1" calcext:value-type="float">
            <text:p>1</text:p>
          </table:table-cell>
          <table:table-cell office:value-type="string" calcext:value-type="string">
            <text:p>wine_01j2220hd653cma24yr76zfbpy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Lacus” Weingut Walter Schull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J48]*100" office:value-type="float" office:value="7100" calcext:value-type="float">
            <text:p>7100</text:p>
          </table:table-cell>
          <table:table-cell table:number-columns-repeated="1009"/>
        </table:table-row>
        <table:table-row table:style-name="ro1">
          <table:table-cell table:formula="of:=IF(ISBLANK([.B49]); &quot;&quot;; 1)" office:value-type="float" office:value="1" calcext:value-type="float">
            <text:p>1</text:p>
          </table:table-cell>
          <table:table-cell office:value-type="string" calcext:value-type="string">
            <text:p>wine_01h0qzm1va6njhczpztgnchk5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Zweigelt” Weingut Himmel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49]*100" office:value-type="float" office:value="3500" calcext:value-type="float">
            <text:p>3500</text:p>
          </table:table-cell>
          <table:table-cell office:value-type="string" calcext:value-type="string">
            <text:p>6 x 2022</text:p>
          </table:table-cell>
          <table:table-cell table:number-columns-repeated="1008"/>
        </table:table-row>
        <table:table-row table:style-name="ro1">
          <table:table-cell table:formula="of:=IF(ISBLANK([.B50]); &quot;&quot;; 1)" office:value-type="float" office:value="1" calcext:value-type="float">
            <text:p>1</text:p>
          </table:table-cell>
          <table:table-cell office:value-type="string" calcext:value-type="string">
            <text:p>wine_01h0qzm1va6njhczpztgnchk5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Zweigelt” Weingut Himmel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50]*100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formula="of:=IF(ISBLANK([.B51]); &quot;&quot;; 1)" office:value-type="float" office:value="1" calcext:value-type="float">
            <text:p>1</text:p>
          </table:table-cell>
          <table:table-cell office:value-type="string" calcext:value-type="string">
            <text:p>wine_01j2228b77e6cn3mr38bddnhr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„N°2“ Weingut Adenauer Ahrweiler Deutschla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/>
          <table:table-cell table:formula="of:=[.J51]*100" office:value-type="float" office:value="4300" calcext:value-type="float">
            <text:p>4300</text:p>
          </table:table-cell>
          <table:table-cell table:number-columns-repeated="1009"/>
        </table:table-row>
        <table:table-row table:style-name="ro1">
          <table:table-cell table:formula="of:=IF(ISBLANK([.B52]); &quot;&quot;; 1)" office:value-type="float" office:value="1" calcext:value-type="float">
            <text:p>1</text:p>
          </table:table-cell>
          <table:table-cell office:value-type="string" calcext:value-type="string">
            <text:p>wine_01j222g17k8srn0ztm5nvfgaq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„Kleine Kammer“ Weingut Adenauer Ahrweiler Deutschla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formula="of:=[.J52]*100" office:value-type="float" office:value="6300" calcext:value-type="float">
            <text:p>6300</text:p>
          </table:table-cell>
          <table:table-cell table:number-columns-repeated="1009"/>
        </table:table-row>
        <table:table-row table:style-name="ro1">
          <table:table-cell table:formula="of:=IF(ISBLANK([.B53]); &quot;&quot;; 1)" office:value-type="float" office:value="1" calcext:value-type="float">
            <text:p>1</text:p>
          </table:table-cell>
          <table:table-cell office:value-type="string" calcext:value-type="string">
            <text:p>wine_01j222j47m1w53zkk5db3sgbk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„Rosenthal“ Weingut Adenauer Ahrweiler Deutschla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formula="of:=[.J53]*100" office:value-type="float" office:value="8300" calcext:value-type="float">
            <text:p>8300</text:p>
          </table:table-cell>
          <table:table-cell table:number-columns-repeated="1009"/>
        </table:table-row>
        <table:table-row table:style-name="ro1">
          <table:table-cell table:formula="of:=IF(ISBLANK([.B54]); &quot;&quot;; 1)" office:value-type="float" office:value="1" calcext:value-type="float">
            <text:p>1</text:p>
          </table:table-cell>
          <table:table-cell office:value-type="string" calcext:value-type="string">
            <text:p>wine_01gzr4ksd3d7r1nat6d0mmwhhg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olaia”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54]*100" office:value-type="float" office:value="36500" calcext:value-type="float">
            <text:p>36500</text:p>
          </table:table-cell>
          <table:table-cell table:number-columns-repeated="1009"/>
        </table:table-row>
        <table:table-row table:style-name="ro1">
          <table:table-cell table:formula="of:=IF(ISBLANK([.B55]); &quot;&quot;; 1)" office:value-type="float" office:value="1" calcext:value-type="float">
            <text:p>1</text:p>
          </table:table-cell>
          <table:table-cell office:value-type="string" calcext:value-type="string">
            <text:p>wine_01gzr4kt10z3t0bvez32dtgmbb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55]*100" office:value-type="float" office:value="18000" calcext:value-type="float">
            <text:p>18000</text:p>
          </table:table-cell>
          <table:table-cell office:value-type="string" calcext:value-type="string">
            <text:p>1 x 20</text:p>
          </table:table-cell>
          <table:table-cell office:value-type="string" calcext:value-type="string">
            <text:p>2 x 2019</text:p>
          </table:table-cell>
          <table:table-cell table:number-columns-repeated="1007"/>
        </table:table-row>
        <table:table-row table:style-name="ro1">
          <table:table-cell table:formula="of:=IF(ISBLANK([.B56]); &quot;&quot;; 1)" office:value-type="float" office:value="1" calcext:value-type="float">
            <text:p>1</text:p>
          </table:table-cell>
          <table:table-cell office:value-type="string" calcext:value-type="string">
            <text:p>wine_01gzr4kt10z3t0bvez32dtgmbb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56]*100" office:value-type="float" office:value="18000" calcext:value-type="float">
            <text:p>18000</text:p>
          </table:table-cell>
          <table:table-cell table:number-columns-repeated="1009"/>
        </table:table-row>
        <table:table-row table:style-name="ro1">
          <table:table-cell table:formula="of:=IF(ISBLANK([.B57]); &quot;&quot;; 1)" office:value-type="float" office:value="1" calcext:value-type="float">
            <text:p>1</text:p>
          </table:table-cell>
          <table:table-cell office:value-type="string" calcext:value-type="string">
            <text:p>wine_01gzr4kt10z3t0bvez32dtgmbb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57]*100" office:value-type="float" office:value="18000" calcext:value-type="float">
            <text:p>18000</text:p>
          </table:table-cell>
          <table:table-cell table:number-columns-repeated="1009"/>
        </table:table-row>
        <table:table-row table:style-name="ro1">
          <table:table-cell table:formula="of:=IF(ISBLANK([.B58]); &quot;&quot;; 1)" office:value-type="float" office:value="1" calcext:value-type="float">
            <text:p>1</text:p>
          </table:table-cell>
          <table:table-cell office:value-type="string" calcext:value-type="string">
            <text:p>wine_01h0f3cmcq8trqgcg35yx9h0q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Brunello di montalc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58]*100" office:value-type="float" office:value="18500" calcext:value-type="float">
            <text:p>18500</text:p>
          </table:table-cell>
          <table:table-cell table:number-columns-repeated="1009"/>
        </table:table-row>
        <table:table-row table:style-name="ro1">
          <table:table-cell table:formula="of:=IF(ISBLANK([.B59]); &quot;&quot;; 1)" office:value-type="float" office:value="1" calcext:value-type="float">
            <text:p>1</text:p>
          </table:table-cell>
          <table:table-cell office:value-type="string" calcext:value-type="string">
            <text:p>wine_01h0sq485htby98fz6mmyrx4v7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Merlot Riserva “Passion Limited Edition” DOC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59]*100" office:value-type="float" office:value="13500" calcext:value-type="float">
            <text:p>13500</text:p>
          </table:table-cell>
          <table:table-cell table:number-columns-repeated="1009"/>
        </table:table-row>
        <table:table-row table:style-name="ro1">
          <table:table-cell table:formula="of:=IF(ISBLANK([.B60]); &quot;&quot;; 1)" office:value-type="float" office:value="1" calcext:value-type="float">
            <text:p>1</text:p>
          </table:table-cell>
          <table:table-cell office:value-type="string" calcext:value-type="string">
            <text:p>wine_01j2220hd653cma24yr76zfbpy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“Lacus” Weingut Walter Schullian</text:p>
          </table:table-cell>
          <table:table-cell/>
          <table:table-cell office:value-type="string" calcext:value-type="string">
            <text:p>Jährlich nur 150 Flaschen</text:p>
          </table:table-cell>
          <table:table-cell office:value-type="string" calcext:value-type="string">
            <text:p>MAGNUM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60]*100" office:value-type="float" office:value="15500" calcext:value-type="float">
            <text:p>15500</text:p>
          </table:table-cell>
          <table:table-cell table:number-columns-repeated="1009"/>
        </table:table-row>
        <table:table-row table:style-name="ro1">
          <table:table-cell table:formula="of:=IF(ISBLANK([.B61]); &quot;&quot;; 1)" office:value-type="float" office:value="1" calcext:value-type="float">
            <text:p>1</text:p>
          </table:table-cell>
          <table:table-cell office:value-type="string" calcext:value-type="string">
            <text:p>wine_01gzr4kt81sdrfzpne7cmmshg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le cupole rosso toscana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61]*100" office:value-type="float" office:value="24000" calcext:value-type="float">
            <text:p>24000</text:p>
          </table:table-cell>
          <table:table-cell table:number-columns-repeated="1009"/>
        </table:table-row>
        <table:table-row table:style-name="ro1">
          <table:table-cell table:formula="of:=IF(ISBLANK([.B62]); &quot;&quot;; 1)" office:value-type="float" office:value="1" calcext:value-type="float">
            <text:p>1</text:p>
          </table:table-cell>
          <table:table-cell office:value-type="string" calcext:value-type="string">
            <text:p>wine_01h0my5rk1ctcdv7h4jba8hn9y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amarone d. v. sant antonio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62]*100" office:value-type="float" office:value="26000" calcext:value-type="float">
            <text:p>26000</text:p>
          </table:table-cell>
          <table:table-cell table:number-columns-repeated="1009"/>
        </table:table-row>
        <table:table-row table:style-name="ro1">
          <table:table-cell table:formula="of:=IF(ISBLANK([.B63]); &quot;&quot;; 1)">
            <text:p/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„Rote Rose“ Kellerei Nals Margreid halbtrock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formula="of:=[.J63]*100" office:value-type="float" office:value="2600" calcext:value-type="float">
            <text:p>2600</text:p>
          </table:table-cell>
          <table:table-cell table:number-columns-repeated="1009"/>
        </table:table-row>
        <table:table-row table:style-name="ro1">
          <table:table-cell table:formula="of:=IF(ISBLANK([.B64]); &quot;&quot;; 1)">
            <text:p/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ETIT MANSENG - KELLEREI ST. PAULS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64]*100" office:value-type="float" office:value="4300" calcext:value-type="float">
            <text:p>4300</text:p>
          </table:table-cell>
          <table:table-cell table:number-columns-repeated="1009"/>
        </table:table-row>
        <table:table-row table:style-name="ro1">
          <table:table-cell table:formula="of:=IF(ISBLANK([.B65]); &quot;&quot;; 1)" office:value-type="float" office:value="1" calcext:value-type="float">
            <text:p>1</text:p>
          </table:table-cell>
          <table:table-cell office:value-type="string" calcext:value-type="string">
            <text:p>wine_01gzr4ksg3h1sse37dbw6657x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RE FILER - CA Dei FRATI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65]*100" office:value-type="float" office:value="3000" calcext:value-type="float">
            <text:p>3000</text:p>
          </table:table-cell>
          <table:table-cell table:number-columns-repeated="1009"/>
        </table:table-row>
        <table:table-row table:style-name="ro1">
          <table:table-cell table:formula="of:=IF(ISBLANK([.B66]); &quot;&quot;; 1)">
            <text:p/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 Abtei Muri gries Limited Editio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/>
          <table:table-cell table:formula="of:=[.J66]*100" office:value-type="float" office:value="7000" calcext:value-type="float">
            <text:p>7000</text:p>
          </table:table-cell>
          <table:table-cell table:number-columns-repeated="1009"/>
        </table:table-row>
        <table:table-row table:style-name="ro1">
          <table:table-cell table:formula="of:=IF(ISBLANK([.B67]); &quot;&quot;; 1)">
            <text:p/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ILIAC &amp; KRACHER ICE WINE Limited Editio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formula="of:=[.J67]*100" office:value-type="float" office:value="7500" calcext:value-type="float">
            <text:p>750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Rosis Kellerei Bozen</text:p>
          </table:table-cell>
          <table:table-cell table:style-name="ce18" table:number-columns-repeated="2"/>
          <table:table-cell office:value-type="string" calcext:value-type="string">
            <text:p>HALF_BOTTLE</text:p>
          </table:table-cell>
          <table:table-cell table:style-name="ce22" office:value-type="float" office:value="2022" calcext:value-type="float">
            <text:p>2022</text:p>
          </table:table-cell>
          <table:table-cell table:style-name="ce22" office:value-type="float" office:value="54" calcext:value-type="float">
            <text:p>54</text:p>
          </table:table-cell>
          <table:table-cell table:style-name="ce18"/>
          <table:table-cell table:style-name="ce14" office:value-type="float" office:value="6" calcext:value-type="float">
            <text:p>6</text:p>
          </table:table-cell>
          <table:table-cell table:style-name="ce18" table:number-columns-repeated="2"/>
          <table:table-cell table:formula="of:=[.J68]*100" office:value-type="float" office:value="5400" calcext:value-type="float">
            <text:p>540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Lagrein Klosteranger </text:p>
          </table:table-cell>
          <table:table-cell table:style-name="ce18" table:number-columns-repeated="2"/>
          <table:table-cell table:style-name="ce18" office:value-type="string" calcext:value-type="string">
            <text:p>MAGNUM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90" calcext:value-type="float">
            <text:p>190</text:p>
          </table:table-cell>
          <table:table-cell table:style-name="ce18"/>
          <table:table-cell table:style-name="ce14" office:value-type="float" office:value="1" calcext:value-type="float">
            <text:p>1</text:p>
          </table:table-cell>
          <table:table-cell table:style-name="ce18" table:number-columns-repeated="2"/>
          <table:table-cell table:formula="of:=[.J69]*100" office:value-type="float" office:value="19000" calcext:value-type="float">
            <text:p>1900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Valdobbiadene Prosecco Superiore DOCG</text:p>
          </table:table-cell>
          <table:table-cell table:style-name="ce18" table:number-columns-repeated="2"/>
          <table:table-cell office:value-type="string" calcext:value-type="string">
            <text:p>BOTTLE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/>
          <table:table-cell table:style-name="ce10" office:value-type="float" office:value="157" calcext:value-type="float">
            <text:p>157</text:p>
          </table:table-cell>
          <table:table-cell table:style-name="ce18" table:number-columns-repeated="2"/>
          <table:table-cell table:formula="of:=[.J70]*1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9" table:number-columns-repeated="11"/>
          <table:table-cell table:number-columns-repeated="1009"/>
        </table:table-row>
        <table:table-row table:style-name="ro1">
          <table:table-cell table:style-name="ce18" table:number-columns-repeated="4"/>
          <table:table-cell table:style-name="ce19" table:number-columns-repeated="11"/>
          <table:table-cell table:number-columns-repeated="100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_2.I1:Sheet_2.L6 Sheet_2.P46:Sheet_2.P46 Sheet_2.K58:Sheet_2.K67 Sheet_2.L7:Sheet_2.L7 Sheet_2.L34:Sheet_2.L34 Sheet_2.L58:Sheet_2.L69 Sheet_2.I58:Sheet_2.J69 Sheet_2.I7:Sheet_2.K30 Sheet_2.L16:Sheet_2.L30 Sheet_2.I31:Sheet_2.L33 Sheet_2.I34:Sheet_2.K37 Sheet_2.L37:Sheet_2.L37 Sheet_2.I38:Sheet_2.L47 Sheet_2.I48:Sheet_2.K49 Sheet_2.L49:Sheet_2.L49 Sheet_2.I50:Sheet_2.L57">
            <calcext:condition calcext:apply-style-name="cf6" calcext:value="formula-is([.I1]=0)" calcext:base-cell-address="Sheet_2.I1"/>
          </calcext:conditional-format>
          <calcext:conditional-format calcext:target-range-address="Sheet_2.N71:Sheet_2.O1048576 Sheet_2.A2:Sheet_2.O57 Sheet_2.L58:Sheet_2.M67 Sheet_2.A71:Sheet_2.M1048576 Sheet_2.A58:Sheet_2.K70 Sheet_2.M68:Sheet_2.M70 Sheet_2.N58:Sheet_2.N1048576 Sheet_2.O58:Sheet_2.O70">
            <calcext:condition calcext:apply-style-name="Neutral" calcext:value="formula-is(AND([.$E2]=[.$E1]; [.$H2]=[.$H1]))" calcext:base-cell-address="Sheet_2.A2"/>
          </calcext:conditional-format>
        </calcext:conditional-formats>
      </table:table>
      <table:named-expressions/>
      <table:database-ranges>
        <table:database-range table:name="__Anonymous_Sheet_DB__0" table:target-range-address="Sheet_1.A1:Sheet_1.T20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ffcccc"/>
      <style:text-properties fo:color="#cc0000"/>
    </style:style>
    <style:style style:name="cf2" style:family="table-cell" style:parent-style-name="Default" style:data-style-name="N0">
      <style:table-cell-properties fo:background-color="#ffcccc"/>
      <style:text-properties fo:color="#cc0000"/>
    </style:style>
    <style:style style:name="cf3" style:family="table-cell" style:parent-style-name="Default" style:data-style-name="N0">
      <style:table-cell-properties fo:background-color="#ffcccc"/>
      <style:text-properties fo:color="#cc0000"/>
    </style:style>
    <style:style style:name="cf4" style:family="table-cell" style:parent-style-name="Default" style:data-style-name="N0">
      <style:table-cell-properties fo:background-color="#ffcccc"/>
      <style:text-properties fo:color="#cc0000"/>
    </style:style>
    <style:style style:name="cf5" style:family="table-cell" style:parent-style-name="Default" style:data-style-name="N0">
      <style:table-cell-properties fo:background-color="#ffcccc"/>
      <style:text-properties fo:color="#cc0000"/>
    </style:style>
    <style:style style:name="cf6" style:family="table-cell" style:parent-style-name="Default">
      <style:table-cell-properties fo:background-color="#ffcccc"/>
      <style:text-properties fo:color="#cc0000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Hasenegg</meta:initial-creator>
    <meta:creation-date>2024-07-12T19:35:07Z</meta:creation-date>
    <dc:date>2024-07-19T11:10:20.489597284</dc:date>
    <meta:editing-cycles>91</meta:editing-cycles>
    <meta:editing-duration>PT41M20S</meta:editing-duration>
    <meta:document-statistic meta:table-count="2" meta:cell-count="3853" meta:object-count="0"/>
  </office:meta>
</office:document-meta>
</file>